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#ffff00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 style:data-style-name="N61">
      <style:table-cell-properties fo:background-color="#00ff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99">
      <style:table-cell-properties fo:background-color="#00ffff"/>
    </style:style>
    <style:style style:name="ce10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/>
      <table:table table:name="mqo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462283" calcext:value-type="float">
            <text:p>0.462283</text:p>
          </table:table-cell>
          <table:table-cell office:value-type="float" office:value="0.00102931166911989" calcext:value-type="float">
            <text:p>0.0010293117</text:p>
          </table:table-cell>
          <table:table-cell table:formula="of:=[.B2]-[.B1]" office:value-type="float" office:value="-0.0000108271679394247" calcext:value-type="float">
            <text:p>-1.08271679394247E-05</text:p>
          </table:table-cell>
          <table:table-cell table:formula="of:=[.C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54719212244898" calcext:value-type="float">
            <text:p>0.5471921224</text:p>
          </table:table-cell>
          <table:table-cell office:value-type="float" office:value="0.00101848450118047" calcext:value-type="float">
            <text:p>0.0010184845</text:p>
          </table:table-cell>
          <table:table-cell table:formula="of:=[.B3]-[.B2]" office:value-type="float" office:value="-0.00000807376314021936" calcext:value-type="float">
            <text:p>-8.07376314021936E-06</text:p>
          </table:table-cell>
          <table:table-cell table:formula="of:=[.C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632101244897959" calcext:value-type="float">
            <text:p>0.6321012449</text:p>
          </table:table-cell>
          <table:table-cell office:value-type="float" office:value="0.00101041073804025" calcext:value-type="float">
            <text:p>0.0010104107</text:p>
          </table:table-cell>
          <table:table-cell table:formula="of:=[.B4]-[.B3]" office:value-type="float" office:value="-0.00000620632422158028" calcext:value-type="float">
            <text:p>-6.20632422158028E-06</text:p>
          </table:table-cell>
          <table:table-cell table:formula="of:=[.C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17010367346939" calcext:value-type="float">
            <text:p>0.7170103673</text:p>
          </table:table-cell>
          <table:table-cell office:value-type="float" office:value="0.00100420441381867" calcext:value-type="float">
            <text:p>0.0010042044</text:p>
          </table:table-cell>
          <table:table-cell table:formula="of:=[.B5]-[.B4]" office:value-type="float" office:value="-0.0000048736968671925" calcext:value-type="float">
            <text:p>-4.8736968671925E-06</text:p>
          </table:table-cell>
          <table:table-cell table:formula="of:=[.C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01919489795918" calcext:value-type="float">
            <text:p>0.8019194898</text:p>
          </table:table-cell>
          <table:table-cell office:value-type="float" office:value="0.000999330716951473" calcext:value-type="float">
            <text:p>0.0009993307</text:p>
          </table:table-cell>
          <table:table-cell table:formula="of:=[.B6]-[.B5]" office:value-type="float" office:value="-0.000003882398738432" calcext:value-type="float">
            <text:p>-3.882398738432E-06</text:p>
          </table:table-cell>
          <table:table-cell table:formula="of:=[.C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86828612244898" calcext:value-type="float">
            <text:p>0.8868286122</text:p>
          </table:table-cell>
          <table:table-cell office:value-type="float" office:value="0.000995448318213041" calcext:value-type="float">
            <text:p>0.0009954483</text:p>
          </table:table-cell>
          <table:table-cell table:formula="of:=[.B7]-[.B6]" office:value-type="float" office:value="-0.00000311808809927883" calcext:value-type="float">
            <text:p>-3.11808809927883E-06</text:p>
          </table:table-cell>
          <table:table-cell table:formula="of:=[.C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71737734693878" calcext:value-type="float">
            <text:p>0.9717377347</text:p>
          </table:table-cell>
          <table:table-cell office:value-type="float" office:value="0.000992330230113762" calcext:value-type="float">
            <text:p>0.0009923302</text:p>
          </table:table-cell>
          <table:table-cell table:formula="of:=[.B8]-[.B7]" office:value-type="float" office:value="-0.00000250707071909476" calcext:value-type="float">
            <text:p>-2.50707071909476E-06</text:p>
          </table:table-cell>
          <table:table-cell table:formula="of:=[.C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05664685714286" calcext:value-type="float">
            <text:p>1.0566468571</text:p>
          </table:table-cell>
          <table:table-cell office:value-type="float" office:value="0.000989823159394667" calcext:value-type="float">
            <text:p>0.0009898232</text:p>
          </table:table-cell>
          <table:table-cell table:formula="of:=[.B9]-[.B8]" office:value-type="float" office:value="-0.00000200291415482137" calcext:value-type="float">
            <text:p>-2.00291415482137E-06</text:p>
          </table:table-cell>
          <table:table-cell table:formula="of:=[.C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14155597959184" calcext:value-type="float">
            <text:p>1.1415559796</text:p>
          </table:table-cell>
          <table:table-cell office:value-type="float" office:value="0.000987820245239846" calcext:value-type="float">
            <text:p>0.0009878202</text:p>
          </table:table-cell>
          <table:table-cell table:formula="of:=[.B10]-[.B9]" office:value-type="float" office:value="-0.00000157273043840337" calcext:value-type="float">
            <text:p>-1.57273043840337E-06</text:p>
          </table:table-cell>
          <table:table-cell table:formula="of:=[.C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2646510204082" calcext:value-type="float">
            <text:p>1.226465102</text:p>
          </table:table-cell>
          <table:table-cell office:value-type="float" office:value="0.000986247514801443" calcext:value-type="float">
            <text:p>0.0009862475</text:p>
          </table:table-cell>
          <table:table-cell table:formula="of:=[.B11]-[.B10]" office:value-type="float" office:value="-0.00000119314787250073" calcext:value-type="float">
            <text:p>-1.19314787250073E-06</text:p>
          </table:table-cell>
          <table:table-cell table:formula="of:=[.C1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3113742244898" calcext:value-type="float">
            <text:p>1.3113742245</text:p>
          </table:table-cell>
          <table:table-cell office:value-type="float" office:value="0.000985054366928942" calcext:value-type="float">
            <text:p>0.0009850544</text:p>
          </table:table-cell>
          <table:table-cell table:formula="of:=[.B12]-[.B11]" office:value-type="float" office:value="-0.000000847235883424556" calcext:value-type="float">
            <text:p>-8.47235883424556E-07</text:p>
          </table:table-cell>
          <table:table-cell table:formula="of:=[.C1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39628334693878" calcext:value-type="float">
            <text:p>1.3962833469</text:p>
          </table:table-cell>
          <table:table-cell office:value-type="float" office:value="0.000984207131045518" calcext:value-type="float">
            <text:p>0.0009842071</text:p>
          </table:table-cell>
          <table:table-cell table:formula="of:=[.B13]-[.B12]" office:value-type="float" office:value="-0.000000521376708529026" calcext:value-type="float">
            <text:p>-5.21376708529026E-07</text:p>
          </table:table-cell>
          <table:table-cell table:formula="of:=[.C1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1" office:value-type="float" office:value="1.48119246938776" calcext:value-type="float">
            <text:p>1.4811924694</text:p>
          </table:table-cell>
          <table:table-cell table:style-name="ce1" office:value-type="float" office:value="0.000983685754336988" calcext:value-type="float">
            <text:p>0.0009836858</text:p>
          </table:table-cell>
          <table:table-cell table:style-name="ce1" table:formula="of:=[.B14]-[.B13]" office:value-type="float" office:value="-0.000000205993249040174" calcext:value-type="float">
            <text:p>-0.000000206</text:p>
          </table:table-cell>
          <table:table-cell table:style-name="ce3" table:formula="of:=[.C13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.56610159183673" calcext:value-type="float">
            <text:p>1.5661015918</text:p>
          </table:table-cell>
          <table:table-cell table:style-name="ce1" office:value-type="float" office:value="0.000983479761087948" calcext:value-type="float">
            <text:p>0.0009834798</text:p>
          </table:table-cell>
          <table:table-cell table:style-name="ce1" table:formula="of:=[.B15]-[.B14]" office:value-type="float" office:value="0.000000106775735646877" calcext:value-type="float">
            <text:p>1.06775735646877E-07</text:p>
          </table:table-cell>
          <table:table-cell table:style-name="ce3" table:formula="of:=[.C14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office:value-type="float" office:value="1.65101071428571" calcext:value-type="float">
            <text:p>1.6510107143</text:p>
          </table:table-cell>
          <table:table-cell office:value-type="float" office:value="0.000983586536823595" calcext:value-type="float">
            <text:p>0.0009835865</text:p>
          </table:table-cell>
          <table:table-cell table:formula="of:=[.B16]-[.B15]" office:value-type="float" office:value="0.000000422480856161452" calcext:value-type="float">
            <text:p>4.22480856161452E-07</text:p>
          </table:table-cell>
          <table:table-cell table:formula="of:=[.C1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73591983673469" calcext:value-type="float">
            <text:p>1.7359198367</text:p>
          </table:table-cell>
          <table:table-cell office:value-type="float" office:value="0.000984009017679757" calcext:value-type="float">
            <text:p>0.000984009</text:p>
          </table:table-cell>
          <table:table-cell table:formula="of:=[.B17]-[.B16]" office:value-type="float" office:value="0.000000744978903807845" calcext:value-type="float">
            <text:p>0.000000745</text:p>
          </table:table-cell>
          <table:table-cell table:formula="of:=[.C1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82082895918367" calcext:value-type="float">
            <text:p>1.8208289592</text:p>
          </table:table-cell>
          <table:table-cell office:value-type="float" office:value="0.000984753996583564" calcext:value-type="float">
            <text:p>0.000984754</text:p>
          </table:table-cell>
          <table:table-cell table:formula="of:=[.B18]-[.B17]" office:value-type="float" office:value="0.00000107605020970361" calcext:value-type="float">
            <text:p>1.07605020970361E-06</text:p>
          </table:table-cell>
          <table:table-cell table:formula="of:=[.C1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90573808163265" calcext:value-type="float">
            <text:p>1.9057380816</text:p>
          </table:table-cell>
          <table:table-cell office:value-type="float" office:value="0.000985830046793268" calcext:value-type="float">
            <text:p>0.00098583</text:p>
          </table:table-cell>
          <table:table-cell table:formula="of:=[.B19]-[.B18]" office:value-type="float" office:value="0.00000141639313699319" calcext:value-type="float">
            <text:p>1.41639313699319E-06</text:p>
          </table:table-cell>
          <table:table-cell table:formula="of:=[.C1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99064720408163" calcext:value-type="float">
            <text:p>1.9906472041</text:p>
          </table:table-cell>
          <table:table-cell office:value-type="float" office:value="0.000987246439930261" calcext:value-type="float">
            <text:p>0.0009872464</text:p>
          </table:table-cell>
          <table:table-cell table:formula="of:=[.B20]-[.B19]" office:value-type="float" office:value="0.00000176392523761385" calcext:value-type="float">
            <text:p>1.76392523761385E-06</text:p>
          </table:table-cell>
          <table:table-cell table:formula="of:=[.C1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07555632653061" calcext:value-type="float">
            <text:p>2.0755563265</text:p>
          </table:table-cell>
          <table:table-cell office:value-type="float" office:value="0.000989010365167875" calcext:value-type="float">
            <text:p>0.0009890104</text:p>
          </table:table-cell>
          <table:table-cell table:formula="of:=[.B21]-[.B20]" office:value-type="float" office:value="0.00000211656589528845" calcext:value-type="float">
            <text:p>2.11656589528845E-06</text:p>
          </table:table-cell>
          <table:table-cell table:formula="of:=[.C2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16046544897959" calcext:value-type="float">
            <text:p>2.160465449</text:p>
          </table:table-cell>
          <table:table-cell office:value-type="float" office:value="0.000991126931063164" calcext:value-type="float">
            <text:p>0.0009911269</text:p>
          </table:table-cell>
          <table:table-cell table:formula="of:=[.B22]-[.B21]" office:value-type="float" office:value="0.0000024694583956055" calcext:value-type="float">
            <text:p>2.4694583956055E-06</text:p>
          </table:table-cell>
          <table:table-cell table:formula="of:=[.C2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24537457142857" calcext:value-type="float">
            <text:p>2.2453745714</text:p>
          </table:table-cell>
          <table:table-cell office:value-type="float" office:value="0.000993596389458769" calcext:value-type="float">
            <text:p>0.0009935964</text:p>
          </table:table-cell>
          <table:table-cell table:formula="of:=[.B23]-[.B22]" office:value-type="float" office:value="0.00000281923544694042" calcext:value-type="float">
            <text:p>2.81923544694042E-06</text:p>
          </table:table-cell>
          <table:table-cell table:formula="of:=[.C2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33028369387755" calcext:value-type="float">
            <text:p>2.3302836939</text:p>
          </table:table-cell>
          <table:table-cell office:value-type="float" office:value="0.000996415624905709" calcext:value-type="float">
            <text:p>0.0009964156</text:p>
          </table:table-cell>
          <table:table-cell table:formula="of:=[.B24]-[.B23]" office:value-type="float" office:value="0.00000315979464099989" calcext:value-type="float">
            <text:p>3.15979464099989E-06</text:p>
          </table:table-cell>
          <table:table-cell table:formula="of:=[.C2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41519281632653" calcext:value-type="float">
            <text:p>2.4151928163</text:p>
          </table:table-cell>
          <table:table-cell office:value-type="float" office:value="0.000999575419546709" calcext:value-type="float">
            <text:p>0.0009995754</text:p>
          </table:table-cell>
          <table:table-cell table:formula="of:=[.B25]-[.B24]" office:value-type="float" office:value="0.00000348649551774015" calcext:value-type="float">
            <text:p>3.48649551774015E-06</text:p>
          </table:table-cell>
          <table:table-cell table:formula="of:=[.C2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50010193877551" calcext:value-type="float">
            <text:p>2.5001019388</text:p>
          </table:table-cell>
          <table:table-cell office:value-type="float" office:value="0.00100306191506445" calcext:value-type="float">
            <text:p>0.0010030619</text:p>
          </table:table-cell>
          <table:table-cell table:formula="of:=[.B26]-[.B25]" office:value-type="float" office:value="0.00000379434399024763" calcext:value-type="float">
            <text:p>3.79434399024763E-06</text:p>
          </table:table-cell>
          <table:table-cell table:formula="of:=[.C2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58501106122449" calcext:value-type="float">
            <text:p>2.5850110612</text:p>
          </table:table-cell>
          <table:table-cell office:value-type="float" office:value="0.0010068562590547" calcext:value-type="float">
            <text:p>0.0010068563</text:p>
          </table:table-cell>
          <table:table-cell table:formula="of:=[.B27]-[.B26]" office:value-type="float" office:value="0.00000407915292694513" calcext:value-type="float">
            <text:p>4.07915292694513E-06</text:p>
          </table:table-cell>
          <table:table-cell table:formula="of:=[.C2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66992018367347" calcext:value-type="float">
            <text:p>2.6699201837</text:p>
          </table:table-cell>
          <table:table-cell office:value-type="float" office:value="0.00101093541198164" calcext:value-type="float">
            <text:p>0.0010109354</text:p>
          </table:table-cell>
          <table:table-cell table:formula="of:=[.B28]-[.B27]" office:value-type="float" office:value="0.00000433741702894857" calcext:value-type="float">
            <text:p>4.33741702894857E-06</text:p>
          </table:table-cell>
          <table:table-cell table:formula="of:=[.C2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75482930612245" calcext:value-type="float">
            <text:p>2.7548293061</text:p>
          </table:table-cell>
          <table:table-cell office:value-type="float" office:value="0.00101527282901059" calcext:value-type="float">
            <text:p>0.0010152728</text:p>
          </table:table-cell>
          <table:table-cell table:formula="of:=[.B29]-[.B28]" office:value-type="float" office:value="0.00000456648003874433" calcext:value-type="float">
            <text:p>4.56648003874433E-06</text:p>
          </table:table-cell>
          <table:table-cell table:formula="of:=[.C2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83973842857143" calcext:value-type="float">
            <text:p>2.8397384286</text:p>
          </table:table-cell>
          <table:table-cell office:value-type="float" office:value="0.00101983930904934" calcext:value-type="float">
            <text:p>0.0010198393</text:p>
          </table:table-cell>
          <table:table-cell table:formula="of:=[.B30]-[.B29]" office:value-type="float" office:value="0.00000476458083126545" calcext:value-type="float">
            <text:p>4.76458083126545E-06</text:p>
          </table:table-cell>
          <table:table-cell table:formula="of:=[.C2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92464755102041" calcext:value-type="float">
            <text:p>2.924647551</text:p>
          </table:table-cell>
          <table:table-cell office:value-type="float" office:value="0.0010246038898806" calcext:value-type="float">
            <text:p>0.0010246039</text:p>
          </table:table-cell>
          <table:table-cell table:formula="of:=[.B31]-[.B30]" office:value-type="float" office:value="0.00000493083095497475" calcext:value-type="float">
            <text:p>4.93083095497475E-06</text:p>
          </table:table-cell>
          <table:table-cell table:formula="of:=[.C3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00955667346939" calcext:value-type="float">
            <text:p>3.0095566735</text:p>
          </table:table-cell>
          <table:table-cell office:value-type="float" office:value="0.00102953472083558" calcext:value-type="float">
            <text:p>0.0010295347</text:p>
          </table:table-cell>
          <table:table-cell table:formula="of:=[.B32]-[.B31]" office:value-type="float" office:value="0.00000506503447288468" calcext:value-type="float">
            <text:p>0.000005065</text:p>
          </table:table-cell>
          <table:table-cell table:formula="of:=[.C3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09446579591837" calcext:value-type="float">
            <text:p>3.0944657959</text:p>
          </table:table-cell>
          <table:table-cell office:value-type="float" office:value="0.00103459975530846" calcext:value-type="float">
            <text:p>0.0010345998</text:p>
          </table:table-cell>
          <table:table-cell table:formula="of:=[.B33]-[.B32]" office:value-type="float" office:value="0.00000516784439871538" calcext:value-type="float">
            <text:p>5.16784439871538E-06</text:p>
          </table:table-cell>
          <table:table-cell table:formula="of:=[.C3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17937491836735" calcext:value-type="float">
            <text:p>3.1793749184</text:p>
          </table:table-cell>
          <table:table-cell office:value-type="float" office:value="0.00103976759970718" calcext:value-type="float">
            <text:p>0.0010397676</text:p>
          </table:table-cell>
          <table:table-cell table:formula="of:=[.B34]-[.B33]" office:value-type="float" office:value="0.00000524062147423871" calcext:value-type="float">
            <text:p>5.24062147423871E-06</text:p>
          </table:table-cell>
          <table:table-cell table:formula="of:=[.C3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26428404081633" calcext:value-type="float">
            <text:p>3.2642840408</text:p>
          </table:table-cell>
          <table:table-cell office:value-type="float" office:value="0.00104500822118141" calcext:value-type="float">
            <text:p>0.0010450082</text:p>
          </table:table-cell>
          <table:table-cell table:formula="of:=[.B35]-[.B34]" office:value-type="float" office:value="0.000005284691771036" calcext:value-type="float">
            <text:p>5.284691771036E-06</text:p>
          </table:table-cell>
          <table:table-cell table:formula="of:=[.C3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34919316326531" calcext:value-type="float">
            <text:p>3.3491931633</text:p>
          </table:table-cell>
          <table:table-cell office:value-type="float" office:value="0.00105029291295245" calcext:value-type="float">
            <text:p>0.0010502929</text:p>
          </table:table-cell>
          <table:table-cell table:formula="of:=[.B36]-[.B35]" office:value-type="float" office:value="0.00000530205536136003" calcext:value-type="float">
            <text:p>5.30205536136003E-06</text:p>
          </table:table-cell>
          <table:table-cell table:formula="of:=[.C3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43410228571429" calcext:value-type="float">
            <text:p>3.4341022857</text:p>
          </table:table-cell>
          <table:table-cell office:value-type="float" office:value="0.00105559496831381" calcext:value-type="float">
            <text:p>0.001055595</text:p>
          </table:table-cell>
          <table:table-cell table:formula="of:=[.B37]-[.B36]" office:value-type="float" office:value="0.00000529530308324838" calcext:value-type="float">
            <text:p>5.29530308324838E-06</text:p>
          </table:table-cell>
          <table:table-cell table:formula="of:=[.C3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51901140816327" calcext:value-type="float">
            <text:p>3.5190114082</text:p>
          </table:table-cell>
          <table:table-cell office:value-type="float" office:value="0.00106089027139706" calcext:value-type="float">
            <text:p>0.0010608903</text:p>
          </table:table-cell>
          <table:table-cell table:formula="of:=[.B38]-[.B37]" office:value-type="float" office:value="0.00000526655053432654" calcext:value-type="float">
            <text:p>5.26655053432654E-06</text:p>
          </table:table-cell>
          <table:table-cell table:formula="of:=[.C3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60392053061225" calcext:value-type="float">
            <text:p>3.6039205306</text:p>
          </table:table-cell>
          <table:table-cell office:value-type="float" office:value="0.00106615682193139" calcext:value-type="float">
            <text:p>0.0010661568</text:p>
          </table:table-cell>
          <table:table-cell table:formula="of:=[.B39]-[.B38]" office:value-type="float" office:value="0.00000521832479280114" calcext:value-type="float">
            <text:p>5.21832479280114E-06</text:p>
          </table:table-cell>
          <table:table-cell table:formula="of:=[.C3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68882965306122" calcext:value-type="float">
            <text:p>3.6888296531</text:p>
          </table:table-cell>
          <table:table-cell office:value-type="float" office:value="0.00107137514672419" calcext:value-type="float">
            <text:p>0.0010713751</text:p>
          </table:table-cell>
          <table:table-cell table:formula="of:=[.B40]-[.B39]" office:value-type="float" office:value="0.00000515313755932562" calcext:value-type="float">
            <text:p>5.15313755932562E-06</text:p>
          </table:table-cell>
          <table:table-cell table:formula="of:=[.C3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7737387755102" calcext:value-type="float">
            <text:p>3.7737387755</text:p>
          </table:table-cell>
          <table:table-cell office:value-type="float" office:value="0.00107652828428351" calcext:value-type="float">
            <text:p>0.0010765283</text:p>
          </table:table-cell>
          <table:table-cell table:formula="of:=[.B41]-[.B40]" office:value-type="float" office:value="0.00000507324561855997" calcext:value-type="float">
            <text:p>5.07324561855997E-06</text:p>
          </table:table-cell>
          <table:table-cell table:formula="of:=[.C4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85864789795918" calcext:value-type="float">
            <text:p>3.858647898</text:p>
          </table:table-cell>
          <table:table-cell office:value-type="float" office:value="0.00108160152990207" calcext:value-type="float">
            <text:p>0.0010816015</text:p>
          </table:table-cell>
          <table:table-cell table:formula="of:=[.B42]-[.B41]" office:value-type="float" office:value="0.00000498104458533633" calcext:value-type="float">
            <text:p>0.000004981</text:p>
          </table:table-cell>
          <table:table-cell table:formula="of:=[.C4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94355702040816" calcext:value-type="float">
            <text:p>3.9435570204</text:p>
          </table:table-cell>
          <table:table-cell office:value-type="float" office:value="0.00108658257448741" calcext:value-type="float">
            <text:p>0.0010865826</text:p>
          </table:table-cell>
          <table:table-cell table:formula="of:=[.B43]-[.B42]" office:value-type="float" office:value="0.00000487869763084702" calcext:value-type="float">
            <text:p>4.87869763084702E-06</text:p>
          </table:table-cell>
          <table:table-cell table:formula="of:=[.C4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02846614285714" calcext:value-type="float">
            <text:p>4.0284661429</text:p>
          </table:table-cell>
          <table:table-cell office:value-type="float" office:value="0.00109146127211826" calcext:value-type="float">
            <text:p>0.0010914613</text:p>
          </table:table-cell>
          <table:table-cell table:formula="of:=[.B44]-[.B43]" office:value-type="float" office:value="0.00000476807855094314" calcext:value-type="float">
            <text:p>4.76807855094314E-06</text:p>
          </table:table-cell>
          <table:table-cell table:formula="of:=[.C4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11337526530612" calcext:value-type="float">
            <text:p>4.1133752653</text:p>
          </table:table-cell>
          <table:table-cell office:value-type="float" office:value="0.0010962293506692" calcext:value-type="float">
            <text:p>0.0010962294</text:p>
          </table:table-cell>
          <table:table-cell table:formula="of:=[.B45]-[.B44]" office:value-type="float" office:value="0.0000046509820634125" calcext:value-type="float">
            <text:p>0.000004651</text:p>
          </table:table-cell>
          <table:table-cell table:formula="of:=[.C4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1982843877551" calcext:value-type="float">
            <text:p>4.1982843878</text:p>
          </table:table-cell>
          <table:table-cell office:value-type="float" office:value="0.00110088033273261" calcext:value-type="float">
            <text:p>0.0011008803</text:p>
          </table:table-cell>
          <table:table-cell table:formula="of:=[.B46]-[.B45]" office:value-type="float" office:value="0.00000452924958297025" calcext:value-type="float">
            <text:p>4.52924958297025E-06</text:p>
          </table:table-cell>
          <table:table-cell table:formula="of:=[.C4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28319351020408" calcext:value-type="float">
            <text:p>4.2831935102</text:p>
          </table:table-cell>
          <table:table-cell office:value-type="float" office:value="0.00110540958231558" calcext:value-type="float">
            <text:p>0.0011054096</text:p>
          </table:table-cell>
          <table:table-cell table:formula="of:=[.B47]-[.B46]" office:value-type="float" office:value="0.00000440403667182308" calcext:value-type="float">
            <text:p>0.000004404</text:p>
          </table:table-cell>
          <table:table-cell table:formula="of:=[.C4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36810263265306" calcext:value-type="float">
            <text:p>4.3681026327</text:p>
          </table:table-cell>
          <table:table-cell office:value-type="float" office:value="0.0011098136189874" calcext:value-type="float">
            <text:p>0.0011098136</text:p>
          </table:table-cell>
          <table:table-cell table:formula="of:=[.B48]-[.B47]" office:value-type="float" office:value="0.00000427677794127401" calcext:value-type="float">
            <text:p>4.27677794127401E-06</text:p>
          </table:table-cell>
          <table:table-cell table:formula="of:=[.C4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45301175510204" calcext:value-type="float">
            <text:p>4.4530117551</text:p>
          </table:table-cell>
          <table:table-cell office:value-type="float" office:value="0.00111409039692868" calcext:value-type="float">
            <text:p>0.0011140904</text:p>
          </table:table-cell>
          <table:table-cell table:formula="of:=[.B49]-[.B48]" office:value-type="float" office:value="0.00000414853420857174" calcext:value-type="float">
            <text:p>4.14853420857174E-06</text:p>
          </table:table-cell>
          <table:table-cell table:formula="of:=[.C4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53792087755102" calcext:value-type="float">
            <text:p>4.5379208776</text:p>
          </table:table-cell>
          <table:table-cell office:value-type="float" office:value="0.00111823893113725" calcext:value-type="float">
            <text:p>0.0011182389</text:p>
          </table:table-cell>
          <table:table-cell table:formula="of:=[.B50]-[.B49]" office:value-type="float" office:value="0.00000402025509554601" calcext:value-type="float">
            <text:p>4.02025509554601E-06</text:p>
          </table:table-cell>
          <table:table-cell table:formula="of:=[.C4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62283" calcext:value-type="float">
            <text:p>4.62283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</table:table>
      <table:table table:name="atp_maintenance (IGNORE)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130166" calcext:value-type="float">
            <text:p>0.130166</text:p>
          </table:table-cell>
          <table:table-cell table:style-name="ce5" office:value-type="float" office:value="0.00000000000146036038218728" calcext:value-type="float">
            <text:p>1.46E-12</text:p>
          </table:table-cell>
          <table:table-cell table:formula="of:=[.B2]-[.B1]" office:value-type="float" office:value="0.000000000009257950712543" calcext:value-type="float">
            <text:p>9.257950712543E-12</text:p>
          </table:table-cell>
          <table:table-cell table:formula="of:=[.C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54074040816327" calcext:value-type="float">
            <text:p>0.1540740408</text:p>
          </table:table-cell>
          <table:table-cell table:style-name="ce5" office:value-type="float" office:value="0.0000000000107183110947303" calcext:value-type="float">
            <text:p>1.07E-11</text:p>
          </table:table-cell>
          <table:table-cell table:formula="of:=[.B3]-[.B2]" office:value-type="float" office:value="0.0000000000470765110863765" calcext:value-type="float">
            <text:p>4.70765110863765E-11</text:p>
          </table:table-cell>
          <table:table-cell table:formula="of:=[.C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77982081632653" calcext:value-type="float">
            <text:p>0.1779820816</text:p>
          </table:table-cell>
          <table:table-cell table:style-name="ce5" office:value-type="float" office:value="0.0000000000577948221811068" calcext:value-type="float">
            <text:p>5.78E-11</text:p>
          </table:table-cell>
          <table:table-cell table:formula="of:=[.B4]-[.B3]" office:value-type="float" office:value="0.000000000191628088145987" calcext:value-type="float">
            <text:p>1.91628088145987E-10</text:p>
          </table:table-cell>
          <table:table-cell table:formula="of:=[.C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20189012244898" calcext:value-type="float">
            <text:p>0.2018901224</text:p>
          </table:table-cell>
          <table:table-cell table:style-name="ce5" office:value-type="float" office:value="0.000000000249422910327094" calcext:value-type="float">
            <text:p>2.49E-10</text:p>
          </table:table-cell>
          <table:table-cell table:formula="of:=[.B5]-[.B4]" office:value-type="float" office:value="0.00000000158552342205059" calcext:value-type="float">
            <text:p>1.58552342205059E-09</text:p>
          </table:table-cell>
          <table:table-cell table:formula="of:=[.C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.225798163265306" calcext:value-type="float">
            <text:p>0.2257981633</text:p>
          </table:table-cell>
          <table:table-cell table:style-name="ce6" office:value-type="float" office:value="0.00000000183494633237768" calcext:value-type="float">
            <text:p>1.83E-09</text:p>
          </table:table-cell>
          <table:table-cell table:style-name="ce1" table:formula="of:=[.B6]-[.B5]" office:value-type="float" office:value="0.0155746700053113" calcext:value-type="float">
            <text:p>0.01557467</text:p>
          </table:table-cell>
          <table:table-cell table:style-name="ce3" table:formula="of:=[.C5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0.249706204081633" calcext:value-type="float">
            <text:p>0.2497062041</text:p>
          </table:table-cell>
          <table:table-cell table:style-name="ce1" office:value-type="float" office:value="0.0155746718402576" calcext:value-type="float">
            <text:p>0.0155746718</text:p>
          </table:table-cell>
          <table:table-cell table:style-name="ce1" table:formula="of:=[.B7]-[.B6]" office:value-type="float" office:value="-0.0148212177417584" calcext:value-type="float">
            <text:p>-0.0148212177</text:p>
          </table:table-cell>
          <table:table-cell table:style-name="ce3" table:formula="of:=[.C6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table:style-name="ce4" office:value-type="float" office:value="0.273614244897959" calcext:value-type="float">
            <text:p>0.2736142449</text:p>
          </table:table-cell>
          <table:table-cell table:style-name="ce4" office:value-type="float" office:value="0.000753454098499247" calcext:value-type="float">
            <text:p>0.0007534541</text:p>
          </table:table-cell>
          <table:table-cell table:style-name="ce4" table:formula="of:=[.B8]-[.B7]" office:value-type="float" office:value="-0.000753451992139167" calcext:value-type="float">
            <text:p>-0.000753452</text:p>
          </table:table-cell>
          <table:table-cell table:style-name="ce9" table:formula="of:=[.C7]&gt;0" office:value-type="boolean" office:boolean-value="false" calcext:value-type="boolean">
            <text:p>FALSE</text:p>
          </table:table-cell>
          <table:table-cell table:style-name="ce4" table:number-columns-repeated="1020"/>
        </table:table-row>
        <table:table-row table:style-name="ro1">
          <table:table-cell table:style-name="ce4" office:value-type="float" office:value="0.297522285714286" calcext:value-type="float">
            <text:p>0.2975222857</text:p>
          </table:table-cell>
          <table:table-cell table:style-name="ce7" office:value-type="float" office:value="0.00000000210636007990781" calcext:value-type="float">
            <text:p>2.11E-09</text:p>
          </table:table-cell>
          <table:table-cell table:style-name="ce4" table:formula="of:=[.B9]-[.B8]" office:value-type="float" office:value="0.0107838916687964" calcext:value-type="float">
            <text:p>0.0107838917</text:p>
          </table:table-cell>
          <table:table-cell table:style-name="ce9" table:formula="of:=[.C8]&gt;0" office:value-type="boolean" office:boolean-value="true" calcext:value-type="boolean">
            <text:p>TRUE</text:p>
          </table:table-cell>
          <table:table-cell table:style-name="ce4" table:number-columns-repeated="1020"/>
        </table:table-row>
        <table:table-row table:style-name="ro1">
          <table:table-cell office:value-type="float" office:value="0.321430326530612" calcext:value-type="float">
            <text:p>0.3214303265</text:p>
          </table:table-cell>
          <table:table-cell office:value-type="float" office:value="0.0107838937751565" calcext:value-type="float">
            <text:p>0.0107838938</text:p>
          </table:table-cell>
          <table:table-cell table:formula="of:=[.B10]-[.B9]" office:value-type="float" office:value="-0.00084351670249224" calcext:value-type="float">
            <text:p>-0.0008435167</text:p>
          </table:table-cell>
          <table:table-cell table:formula="of:=[.C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345338367346939" calcext:value-type="float">
            <text:p>0.3453383673</text:p>
          </table:table-cell>
          <table:table-cell office:value-type="float" office:value="0.00994037707266425" calcext:value-type="float">
            <text:p>0.0099403771</text:p>
          </table:table-cell>
          <table:table-cell table:formula="of:=[.B11]-[.B10]" office:value-type="float" office:value="-0.0011378923148871" calcext:value-type="float">
            <text:p>-0.0011378923</text:p>
          </table:table-cell>
          <table:table-cell table:formula="of:=[.C1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369246408163265" calcext:value-type="float">
            <text:p>0.3692464082</text:p>
          </table:table-cell>
          <table:table-cell office:value-type="float" office:value="0.00880248475777715" calcext:value-type="float">
            <text:p>0.0088024848</text:p>
          </table:table-cell>
          <table:table-cell table:formula="of:=[.B12]-[.B11]" office:value-type="float" office:value="-0.00117093863783951" calcext:value-type="float">
            <text:p>-0.0011709386</text:p>
          </table:table-cell>
          <table:table-cell table:formula="of:=[.C1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393154448979592" calcext:value-type="float">
            <text:p>0.393154449</text:p>
          </table:table-cell>
          <table:table-cell office:value-type="float" office:value="0.00763154611993763" calcext:value-type="float">
            <text:p>0.0076315461</text:p>
          </table:table-cell>
          <table:table-cell table:formula="of:=[.B13]-[.B12]" office:value-type="float" office:value="-0.00113810191739444" calcext:value-type="float">
            <text:p>-0.0011381019</text:p>
          </table:table-cell>
          <table:table-cell table:formula="of:=[.C1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417062489795918" calcext:value-type="float">
            <text:p>0.4170624898</text:p>
          </table:table-cell>
          <table:table-cell office:value-type="float" office:value="0.00649344420254319" calcext:value-type="float">
            <text:p>0.0064934442</text:p>
          </table:table-cell>
          <table:table-cell table:style-name="ce8" table:formula="of:=[.B14]-[.B13]" office:value-type="float" office:value="-0.00108849326253416" calcext:value-type="float">
            <text:p>-0.0010884933</text:p>
          </table:table-cell>
          <table:table-cell table:formula="of:=[.C1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440970530612245" calcext:value-type="float">
            <text:p>0.4409705306</text:p>
          </table:table-cell>
          <table:table-cell office:value-type="float" office:value="0.00540495094000903" calcext:value-type="float">
            <text:p>0.0054049509</text:p>
          </table:table-cell>
          <table:table-cell table:style-name="ce8" table:formula="of:=[.B15]-[.B14]" office:value-type="float" office:value="-0.00100023084036896" calcext:value-type="float">
            <text:p>-0.0010002308</text:p>
          </table:table-cell>
          <table:table-cell table:formula="of:=[.C1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464878571428571" calcext:value-type="float">
            <text:p>0.4648785714</text:p>
          </table:table-cell>
          <table:table-cell office:value-type="float" office:value="0.00440472009964007" calcext:value-type="float">
            <text:p>0.0044047201</text:p>
          </table:table-cell>
          <table:table-cell table:formula="of:=[.B16]-[.B15]" office:value-type="float" office:value="-0.000800412974339409" calcext:value-type="float">
            <text:p>-0.000800413</text:p>
          </table:table-cell>
          <table:table-cell table:formula="of:=[.C1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488786612244898" calcext:value-type="float">
            <text:p>0.4887866122</text:p>
          </table:table-cell>
          <table:table-cell office:value-type="float" office:value="0.00360430712530066" calcext:value-type="float">
            <text:p>0.0036043071</text:p>
          </table:table-cell>
          <table:table-cell table:formula="of:=[.B17]-[.B16]" office:value-type="float" office:value="-0.000500164262095571" calcext:value-type="float">
            <text:p>-0.0005001643</text:p>
          </table:table-cell>
          <table:table-cell table:formula="of:=[.C1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512694653061225" calcext:value-type="float">
            <text:p>0.5126946531</text:p>
          </table:table-cell>
          <table:table-cell office:value-type="float" office:value="0.00310414286320509" calcext:value-type="float">
            <text:p>0.0031041429</text:p>
          </table:table-cell>
          <table:table-cell table:formula="of:=[.B18]-[.B17]" office:value-type="float" office:value="-0.00029601227906824" calcext:value-type="float">
            <text:p>-0.0002960123</text:p>
          </table:table-cell>
          <table:table-cell table:formula="of:=[.C1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536602693877551" calcext:value-type="float">
            <text:p>0.5366026939</text:p>
          </table:table-cell>
          <table:table-cell office:value-type="float" office:value="0.00280813058413685" calcext:value-type="float">
            <text:p>0.0028081306</text:p>
          </table:table-cell>
          <table:table-cell table:formula="of:=[.B19]-[.B18]" office:value-type="float" office:value="-0.000204126353592996" calcext:value-type="float">
            <text:p>-0.0002041264</text:p>
          </table:table-cell>
          <table:table-cell table:formula="of:=[.C1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560510734693878" calcext:value-type="float">
            <text:p>0.5605107347</text:p>
          </table:table-cell>
          <table:table-cell office:value-type="float" office:value="0.00260400423054385" calcext:value-type="float">
            <text:p>0.0026040042</text:p>
          </table:table-cell>
          <table:table-cell table:formula="of:=[.B20]-[.B19]" office:value-type="float" office:value="-0.000159607373234381" calcext:value-type="float">
            <text:p>-0.0001596074</text:p>
          </table:table-cell>
          <table:table-cell table:formula="of:=[.C1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584418775510204" calcext:value-type="float">
            <text:p>0.5844187755</text:p>
          </table:table-cell>
          <table:table-cell office:value-type="float" office:value="0.00244439685730947" calcext:value-type="float">
            <text:p>0.0024443969</text:p>
          </table:table-cell>
          <table:table-cell table:formula="of:=[.B21]-[.B20]" office:value-type="float" office:value="-0.000133611797234034" calcext:value-type="float">
            <text:p>-0.0001336118</text:p>
          </table:table-cell>
          <table:table-cell table:formula="of:=[.C2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608326816326531" calcext:value-type="float">
            <text:p>0.6083268163</text:p>
          </table:table-cell>
          <table:table-cell office:value-type="float" office:value="0.00231078506007544" calcext:value-type="float">
            <text:p>0.0023107851</text:p>
          </table:table-cell>
          <table:table-cell table:formula="of:=[.B22]-[.B21]" office:value-type="float" office:value="-0.00011585454075419" calcext:value-type="float">
            <text:p>-0.0001158545</text:p>
          </table:table-cell>
          <table:table-cell table:formula="of:=[.C2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632234857142857" calcext:value-type="float">
            <text:p>0.6322348571</text:p>
          </table:table-cell>
          <table:table-cell office:value-type="float" office:value="0.00219493051932125" calcext:value-type="float">
            <text:p>0.0021949305</text:p>
          </table:table-cell>
          <table:table-cell table:formula="of:=[.B23]-[.B22]" office:value-type="float" office:value="-0.000102292860180658" calcext:value-type="float">
            <text:p>-0.0001022929</text:p>
          </table:table-cell>
          <table:table-cell table:formula="of:=[.C2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656142897959184" calcext:value-type="float">
            <text:p>0.656142898</text:p>
          </table:table-cell>
          <table:table-cell office:value-type="float" office:value="0.00209263765914059" calcext:value-type="float">
            <text:p>0.0020926377</text:p>
          </table:table-cell>
          <table:table-cell table:formula="of:=[.B24]-[.B23]" office:value-type="float" office:value="-0.0000911633910633319" calcext:value-type="float">
            <text:p>-9.11633910633319E-05</text:p>
          </table:table-cell>
          <table:table-cell table:formula="of:=[.C2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68005093877551" calcext:value-type="float">
            <text:p>0.6800509388</text:p>
          </table:table-cell>
          <table:table-cell office:value-type="float" office:value="0.00200147426807726" calcext:value-type="float">
            <text:p>0.0020014743</text:p>
          </table:table-cell>
          <table:table-cell table:formula="of:=[.B25]-[.B24]" office:value-type="float" office:value="-0.000081643890961062" calcext:value-type="float">
            <text:p>-8.1643890961062E-05</text:p>
          </table:table-cell>
          <table:table-cell table:formula="of:=[.C2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03958979591837" calcext:value-type="float">
            <text:p>0.7039589796</text:p>
          </table:table-cell>
          <table:table-cell office:value-type="float" office:value="0.0019198303771162" calcext:value-type="float">
            <text:p>0.0019198304</text:p>
          </table:table-cell>
          <table:table-cell table:formula="of:=[.B26]-[.B25]" office:value-type="float" office:value="-0.0000733347726428752" calcext:value-type="float">
            <text:p>-7.33347726428752E-05</text:p>
          </table:table-cell>
          <table:table-cell table:formula="of:=[.C2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27867020408163" calcext:value-type="float">
            <text:p>0.7278670204</text:p>
          </table:table-cell>
          <table:table-cell office:value-type="float" office:value="0.00184649560447332" calcext:value-type="float">
            <text:p>0.0018464956</text:p>
          </table:table-cell>
          <table:table-cell table:formula="of:=[.B27]-[.B26]" office:value-type="float" office:value="-0.0000660259723409627" calcext:value-type="float">
            <text:p>-0.000066026</text:p>
          </table:table-cell>
          <table:table-cell table:formula="of:=[.C2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5177506122449" calcext:value-type="float">
            <text:p>0.7517750612</text:p>
          </table:table-cell>
          <table:table-cell office:value-type="float" office:value="0.00178046963213236" calcext:value-type="float">
            <text:p>0.0017804696</text:p>
          </table:table-cell>
          <table:table-cell table:formula="of:=[.B28]-[.B27]" office:value-type="float" office:value="-0.000059592492363729" calcext:value-type="float">
            <text:p>-5.9592492363729E-05</text:p>
          </table:table-cell>
          <table:table-cell table:formula="of:=[.C2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75683102040816" calcext:value-type="float">
            <text:p>0.775683102</text:p>
          </table:table-cell>
          <table:table-cell office:value-type="float" office:value="0.00172087713976863" calcext:value-type="float">
            <text:p>0.0017208771</text:p>
          </table:table-cell>
          <table:table-cell table:formula="of:=[.B29]-[.B28]" office:value-type="float" office:value="-0.0000539419824093297" calcext:value-type="float">
            <text:p>-0.000053942</text:p>
          </table:table-cell>
          <table:table-cell table:formula="of:=[.C2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99591142857143" calcext:value-type="float">
            <text:p>0.7995911429</text:p>
          </table:table-cell>
          <table:table-cell office:value-type="float" office:value="0.0016669351573593" calcext:value-type="float">
            <text:p>0.0016669352</text:p>
          </table:table-cell>
          <table:table-cell table:formula="of:=[.B30]-[.B29]" office:value-type="float" office:value="-0.0000489926364423911" calcext:value-type="float">
            <text:p>-4.89926364423911E-05</text:p>
          </table:table-cell>
          <table:table-cell table:formula="of:=[.C2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23499183673469" calcext:value-type="float">
            <text:p>0.8234991837</text:p>
          </table:table-cell>
          <table:table-cell office:value-type="float" office:value="0.00161794252091691" calcext:value-type="float">
            <text:p>0.0016179425</text:p>
          </table:table-cell>
          <table:table-cell table:formula="of:=[.B31]-[.B30]" office:value-type="float" office:value="-0.0000446655333298941" calcext:value-type="float">
            <text:p>-4.46655333298941E-05</text:p>
          </table:table-cell>
          <table:table-cell table:formula="of:=[.C3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47407224489796" calcext:value-type="float">
            <text:p>0.8474072245</text:p>
          </table:table-cell>
          <table:table-cell office:value-type="float" office:value="0.00157327698758702" calcext:value-type="float">
            <text:p>0.001573277</text:p>
          </table:table-cell>
          <table:table-cell table:formula="of:=[.B32]-[.B31]" office:value-type="float" office:value="-0.0000408853974417521" calcext:value-type="float">
            <text:p>-4.08853974417521E-05</text:p>
          </table:table-cell>
          <table:table-cell table:formula="of:=[.C3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71315265306122" calcext:value-type="float">
            <text:p>0.8713152653</text:p>
          </table:table-cell>
          <table:table-cell office:value-type="float" office:value="0.00153239159014526" calcext:value-type="float">
            <text:p>0.0015323916</text:p>
          </table:table-cell>
          <table:table-cell table:formula="of:=[.B33]-[.B32]" office:value-type="float" office:value="-0.0000375798172023965" calcext:value-type="float">
            <text:p>-3.75798172023965E-05</text:p>
          </table:table-cell>
          <table:table-cell table:formula="of:=[.C3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95223306122449" calcext:value-type="float">
            <text:p>0.8952233061</text:p>
          </table:table-cell>
          <table:table-cell office:value-type="float" office:value="0.00149481177294287" calcext:value-type="float">
            <text:p>0.0014948118</text:p>
          </table:table-cell>
          <table:table-cell table:formula="of:=[.B34]-[.B33]" office:value-type="float" office:value="-0.0000346829112398861" calcext:value-type="float">
            <text:p>-3.46829112398861E-05</text:p>
          </table:table-cell>
          <table:table-cell table:formula="of:=[.C3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19131346938776" calcext:value-type="float">
            <text:p>0.9191313469</text:p>
          </table:table-cell>
          <table:table-cell office:value-type="float" office:value="0.00146012886170298" calcext:value-type="float">
            <text:p>0.0014601289</text:p>
          </table:table-cell>
          <table:table-cell table:formula="of:=[.B35]-[.B34]" office:value-type="float" office:value="-0.0000321351083493728" calcext:value-type="float">
            <text:p>-3.21351083493728E-05</text:p>
          </table:table-cell>
          <table:table-cell table:formula="of:=[.C3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43039387755102" calcext:value-type="float">
            <text:p>0.9430393878</text:p>
          </table:table-cell>
          <table:table-cell office:value-type="float" office:value="0.00142799375335361" calcext:value-type="float">
            <text:p>0.0014279938</text:p>
          </table:table-cell>
          <table:table-cell table:formula="of:=[.B36]-[.B35]" office:value-type="float" office:value="-0.0000298850233101664" calcext:value-type="float">
            <text:p>-0.000029885</text:p>
          </table:table-cell>
          <table:table-cell table:formula="of:=[.C3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66947428571429" calcext:value-type="float">
            <text:p>0.9669474286</text:p>
          </table:table-cell>
          <table:table-cell office:value-type="float" office:value="0.00139810873004344" calcext:value-type="float">
            <text:p>0.0013981087</text:p>
          </table:table-cell>
          <table:table-cell table:formula="of:=[.B37]-[.B36]" office:value-type="float" office:value="-0.0000278879719303692" calcext:value-type="float">
            <text:p>-0.000027888</text:p>
          </table:table-cell>
          <table:table-cell table:formula="of:=[.C3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90855469387755" calcext:value-type="float">
            <text:p>0.9908554694</text:p>
          </table:table-cell>
          <table:table-cell office:value-type="float" office:value="0.00137022075811307" calcext:value-type="float">
            <text:p>0.0013702208</text:p>
          </table:table-cell>
          <table:table-cell table:formula="of:=[.B38]-[.B37]" office:value-type="float" office:value="-0.0000261064733802453" calcext:value-type="float">
            <text:p>-2.61064733802453E-05</text:p>
          </table:table-cell>
          <table:table-cell table:formula="of:=[.C3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01476351020408" calcext:value-type="float">
            <text:p>1.0147635102</text:p>
          </table:table-cell>
          <table:table-cell office:value-type="float" office:value="0.00134411428473283" calcext:value-type="float">
            <text:p>0.0013441143</text:p>
          </table:table-cell>
          <table:table-cell table:formula="of:=[.B39]-[.B38]" office:value-type="float" office:value="-0.0000245088828593211" calcext:value-type="float">
            <text:p>-2.45088828593211E-05</text:p>
          </table:table-cell>
          <table:table-cell table:formula="of:=[.C3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03867155102041" calcext:value-type="float">
            <text:p>1.038671551</text:p>
          </table:table-cell>
          <table:table-cell office:value-type="float" office:value="0.00131960540187351" calcext:value-type="float">
            <text:p>0.0013196054</text:p>
          </table:table-cell>
          <table:table-cell table:formula="of:=[.B40]-[.B39]" office:value-type="float" office:value="-0.0000230688926023521" calcext:value-type="float">
            <text:p>-2.30688926023521E-05</text:p>
          </table:table-cell>
          <table:table-cell table:formula="of:=[.C3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06257959183673" calcext:value-type="float">
            <text:p>1.0625795918</text:p>
          </table:table-cell>
          <table:table-cell office:value-type="float" office:value="0.00129653650927115" calcext:value-type="float">
            <text:p>0.0012965365</text:p>
          </table:table-cell>
          <table:table-cell table:formula="of:=[.B41]-[.B40]" office:value-type="float" office:value="-0.000021764543664171" calcext:value-type="float">
            <text:p>-2.1764543664171E-05</text:p>
          </table:table-cell>
          <table:table-cell table:formula="of:=[.C4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08648763265306" calcext:value-type="float">
            <text:p>1.0864876327</text:p>
          </table:table-cell>
          <table:table-cell office:value-type="float" office:value="0.00127477196560698" calcext:value-type="float">
            <text:p>0.001274772</text:p>
          </table:table-cell>
          <table:table-cell table:formula="of:=[.B42]-[.B41]" office:value-type="float" office:value="-0.0000205776037847621" calcext:value-type="float">
            <text:p>-2.05776037847621E-05</text:p>
          </table:table-cell>
          <table:table-cell table:formula="of:=[.C4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11039567346939" calcext:value-type="float">
            <text:p>1.1103956735</text:p>
          </table:table-cell>
          <table:table-cell office:value-type="float" office:value="0.00125419436182222" calcext:value-type="float">
            <text:p>0.0012541944</text:p>
          </table:table-cell>
          <table:table-cell table:formula="of:=[.B43]-[.B42]" office:value-type="float" office:value="-0.0000194928571541862" calcext:value-type="float">
            <text:p>-1.94928571541862E-05</text:p>
          </table:table-cell>
          <table:table-cell table:formula="of:=[.C4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13430371428571" calcext:value-type="float">
            <text:p>1.1343037143</text:p>
          </table:table-cell>
          <table:table-cell office:value-type="float" office:value="0.00123470150466804" calcext:value-type="float">
            <text:p>0.0012347015</text:p>
          </table:table-cell>
          <table:table-cell table:formula="of:=[.B44]-[.B43]" office:value-type="float" office:value="-0.0000184977443060078" calcext:value-type="float">
            <text:p>-1.84977443060078E-05</text:p>
          </table:table-cell>
          <table:table-cell table:formula="of:=[.C4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15821175510204" calcext:value-type="float">
            <text:p>1.1582117551</text:p>
          </table:table-cell>
          <table:table-cell office:value-type="float" office:value="0.00121620376036203" calcext:value-type="float">
            <text:p>0.0012162038</text:p>
          </table:table-cell>
          <table:table-cell table:formula="of:=[.B45]-[.B44]" office:value-type="float" office:value="-0.0000175812836601039" calcext:value-type="float">
            <text:p>-1.75812836601039E-05</text:p>
          </table:table-cell>
          <table:table-cell table:formula="of:=[.C4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18211979591837" calcext:value-type="float">
            <text:p>1.1821197959</text:p>
          </table:table-cell>
          <table:table-cell office:value-type="float" office:value="0.00119862247670192" calcext:value-type="float">
            <text:p>0.0011986225</text:p>
          </table:table-cell>
          <table:table-cell table:formula="of:=[.B46]-[.B45]" office:value-type="float" office:value="-0.0000167348697483313" calcext:value-type="float">
            <text:p>-1.67348697483313E-05</text:p>
          </table:table-cell>
          <table:table-cell table:formula="of:=[.C4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0602783673469" calcext:value-type="float">
            <text:p>1.2060278367</text:p>
          </table:table-cell>
          <table:table-cell office:value-type="float" office:value="0.00118188760695359" calcext:value-type="float">
            <text:p>0.0011818876</text:p>
          </table:table-cell>
          <table:table-cell table:formula="of:=[.B47]-[.B46]" office:value-type="float" office:value="-0.000015950959478449" calcext:value-type="float">
            <text:p>-0.000015951</text:p>
          </table:table-cell>
          <table:table-cell table:formula="of:=[.C4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2993587755102" calcext:value-type="float">
            <text:p>1.2299358776</text:p>
          </table:table-cell>
          <table:table-cell office:value-type="float" office:value="0.00116593664747514" calcext:value-type="float">
            <text:p>0.0011659366</text:p>
          </table:table-cell>
          <table:table-cell table:formula="of:=[.B48]-[.B47]" office:value-type="float" office:value="-0.000015222102018958" calcext:value-type="float">
            <text:p>-1.5222102018958E-05</text:p>
          </table:table-cell>
          <table:table-cell table:formula="of:=[.C4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5384391836735" calcext:value-type="float">
            <text:p>1.2538439184</text:p>
          </table:table-cell>
          <table:table-cell office:value-type="float" office:value="0.00115071454545619" calcext:value-type="float">
            <text:p>0.0011507145</text:p>
          </table:table-cell>
          <table:table-cell table:formula="of:=[.B49]-[.B48]" office:value-type="float" office:value="-0.0000145441168592545" calcext:value-type="float">
            <text:p>-1.45441168592545E-05</text:p>
          </table:table-cell>
          <table:table-cell table:formula="of:=[.C4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7775195918367" calcext:value-type="float">
            <text:p>1.2777519592</text:p>
          </table:table-cell>
          <table:table-cell office:value-type="float" office:value="0.00113617042859693" calcext:value-type="float">
            <text:p>0.0011361704</text:p>
          </table:table-cell>
          <table:table-cell table:formula="of:=[.B50]-[.B49]" office:value-type="float" office:value="-0.0000139112423641348" calcext:value-type="float">
            <text:p>-1.39112423641348E-05</text:p>
          </table:table-cell>
          <table:table-cell table:formula="of:=[.C4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30166" calcext:value-type="float">
            <text:p>1.30166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</table:table>
      <table:table table:name="citra_syn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58102763782891" calcext:value-type="float">
            <text:p>0.0158102764</text:p>
          </table:table-cell>
          <table:table-cell table:formula="of:=[.B2]-[.B1]" office:value-type="float" office:value="0.000590260070190685" calcext:value-type="float">
            <text:p>0.0005902601</text:p>
          </table:table-cell>
          <table:table-cell table:formula="of:=[.C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.473469387755102" calcext:value-type="float">
            <text:p>0.4734693878</text:p>
          </table:table-cell>
          <table:table-cell table:style-name="ce1" office:value-type="float" office:value="0.0164005364484797" calcext:value-type="float">
            <text:p>0.0164005364</text:p>
          </table:table-cell>
          <table:table-cell table:style-name="ce1" table:formula="of:=[.B3]-[.B2]" office:value-type="float" office:value="0.000202460148140775" calcext:value-type="float">
            <text:p>0.0002024601</text:p>
          </table:table-cell>
          <table:table-cell table:style-name="ce3" table:formula="of:=[.C2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0.546938775510204" calcext:value-type="float">
            <text:p>0.5469387755</text:p>
          </table:table-cell>
          <table:table-cell table:style-name="ce1" office:value-type="float" office:value="0.0166029965966205" calcext:value-type="float">
            <text:p>0.0166029966</text:p>
          </table:table-cell>
          <table:table-cell table:style-name="ce1" table:formula="of:=[.B4]-[.B3]" office:value-type="float" office:value="-0.000101856620114613" calcext:value-type="float">
            <text:p>-0.0001018566</text:p>
          </table:table-cell>
          <table:table-cell table:style-name="ce3" table:formula="of:=[.C3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office:value-type="float" office:value="0.620408163265306" calcext:value-type="float">
            <text:p>0.6204081633</text:p>
          </table:table-cell>
          <table:table-cell office:value-type="float" office:value="0.0165011399765059" calcext:value-type="float">
            <text:p>0.01650114</text:p>
          </table:table-cell>
          <table:table-cell table:formula="of:=[.B5]-[.B4]" office:value-type="float" office:value="-0.000336028618860916" calcext:value-type="float">
            <text:p>-0.0003360286</text:p>
          </table:table-cell>
          <table:table-cell table:formula="of:=[.C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693877551020408" calcext:value-type="float">
            <text:p>0.693877551</text:p>
          </table:table-cell>
          <table:table-cell office:value-type="float" office:value="0.016165111357645" calcext:value-type="float">
            <text:p>0.0161651114</text:p>
          </table:table-cell>
          <table:table-cell table:formula="of:=[.B6]-[.B5]" office:value-type="float" office:value="-0.000511205094958511" calcext:value-type="float">
            <text:p>-0.0005112051</text:p>
          </table:table-cell>
          <table:table-cell table:formula="of:=[.C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76734693877551" calcext:value-type="float">
            <text:p>0.7673469388</text:p>
          </table:table-cell>
          <table:table-cell office:value-type="float" office:value="0.0156539062626865" calcext:value-type="float">
            <text:p>0.0156539063</text:p>
          </table:table-cell>
          <table:table-cell table:formula="of:=[.B7]-[.B6]" office:value-type="float" office:value="-0.000637000879106078" calcext:value-type="float">
            <text:p>-0.0006370009</text:p>
          </table:table-cell>
          <table:table-cell table:formula="of:=[.C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840816326530612" calcext:value-type="float">
            <text:p>0.8408163265</text:p>
          </table:table-cell>
          <table:table-cell office:value-type="float" office:value="0.0150169053835804" calcext:value-type="float">
            <text:p>0.0150169054</text:p>
          </table:table-cell>
          <table:table-cell table:formula="of:=[.B8]-[.B7]" office:value-type="float" office:value="-0.000721848850654783" calcext:value-type="float">
            <text:p>-0.0007218489</text:p>
          </table:table-cell>
          <table:table-cell table:formula="of:=[.C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14285714285714" calcext:value-type="float">
            <text:p>0.9142857143</text:p>
          </table:table-cell>
          <table:table-cell table:style-name="ce8" office:value-type="float" office:value="0.0142950565329256" calcext:value-type="float">
            <text:p>0.0142950565</text:p>
          </table:table-cell>
          <table:table-cell table:style-name="ce8" table:formula="of:=[.B9]-[.B8]" office:value-type="float" office:value="-0.000773196974627579" calcext:value-type="float">
            <text:p>-0.000773197</text:p>
          </table:table-cell>
          <table:table-cell table:formula="of:=[.C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987755102040816" calcext:value-type="float">
            <text:p>0.987755102</text:p>
          </table:table-cell>
          <table:table-cell table:style-name="ce8" office:value-type="float" office:value="0.013521859558298" calcext:value-type="float">
            <text:p>0.0135218596</text:p>
          </table:table-cell>
          <table:table-cell table:style-name="ce8" table:formula="of:=[.B10]-[.B9]" office:value-type="float" office:value="-0.000797611895396511" calcext:value-type="float">
            <text:p>-0.0007976119</text:p>
          </table:table-cell>
          <table:table-cell table:formula="of:=[.C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06122448979592" calcext:value-type="float">
            <text:p>1.0612244898</text:p>
          </table:table-cell>
          <table:table-cell table:style-name="ce8" office:value-type="float" office:value="0.0127242476629015" calcext:value-type="float">
            <text:p>0.0127242477</text:p>
          </table:table-cell>
          <table:table-cell table:style-name="ce8" table:formula="of:=[.B11]-[.B10]" office:value-type="float" office:value="-0.00080084202161239" calcext:value-type="float">
            <text:p>-0.000800842</text:p>
          </table:table-cell>
          <table:table-cell table:formula="of:=[.C1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13469387755102" calcext:value-type="float">
            <text:p>1.1346938776</text:p>
          </table:table-cell>
          <table:table-cell table:style-name="ce8" office:value-type="float" office:value="0.0119234056412891" calcext:value-type="float">
            <text:p>0.0119234056</text:p>
          </table:table-cell>
          <table:table-cell table:style-name="ce8" table:formula="of:=[.B12]-[.B11]" office:value-type="float" office:value="-0.000787857855651697" calcext:value-type="float">
            <text:p>-0.0007878579</text:p>
          </table:table-cell>
          <table:table-cell table:formula="of:=[.C1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0816326530612" calcext:value-type="float">
            <text:p>1.2081632653</text:p>
          </table:table-cell>
          <table:table-cell table:style-name="ce8" office:value-type="float" office:value="0.0111355477856374" calcext:value-type="float">
            <text:p>0.0111355478</text:p>
          </table:table-cell>
          <table:table-cell table:style-name="ce8" table:formula="of:=[.B13]-[.B12]" office:value-type="float" office:value="-0.000762894052268013" calcext:value-type="float">
            <text:p>-0.0007628941</text:p>
          </table:table-cell>
          <table:table-cell table:formula="of:=[.C1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28163265306122" calcext:value-type="float">
            <text:p>1.2816326531</text:p>
          </table:table-cell>
          <table:table-cell table:style-name="ce8" office:value-type="float" office:value="0.0103726537333694" calcext:value-type="float">
            <text:p>0.0103726537</text:p>
          </table:table-cell>
          <table:table-cell table:style-name="ce8" table:formula="of:=[.B14]-[.B13]" office:value-type="float" office:value="-0.000729494013502769" calcext:value-type="float">
            <text:p>-0.000729494</text:p>
          </table:table-cell>
          <table:table-cell table:formula="of:=[.C1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35510204081633" calcext:value-type="float">
            <text:p>1.3551020408</text:p>
          </table:table-cell>
          <table:table-cell table:style-name="ce8" office:value-type="float" office:value="0.00964315971986665" calcext:value-type="float">
            <text:p>0.0096431597</text:p>
          </table:table-cell>
          <table:table-cell table:style-name="ce8" table:formula="of:=[.B15]-[.B14]" office:value-type="float" office:value="-0.000690561166084274" calcext:value-type="float">
            <text:p>-0.0006905612</text:p>
          </table:table-cell>
          <table:table-cell table:formula="of:=[.C1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42857142857143" calcext:value-type="float">
            <text:p>1.4285714286</text:p>
          </table:table-cell>
          <table:table-cell table:style-name="ce8" office:value-type="float" office:value="0.00895259855378238" calcext:value-type="float">
            <text:p>0.0089525986</text:p>
          </table:table-cell>
          <table:table-cell table:style-name="ce8" table:formula="of:=[.B16]-[.B15]" office:value-type="float" office:value="-0.00064842335275403" calcext:value-type="float">
            <text:p>-0.0006484234</text:p>
          </table:table-cell>
          <table:table-cell table:formula="of:=[.C1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50204081632653" calcext:value-type="float">
            <text:p>1.5020408163</text:p>
          </table:table-cell>
          <table:table-cell table:style-name="ce8" office:value-type="float" office:value="0.00830417520102835" calcext:value-type="float">
            <text:p>0.0083041752</text:p>
          </table:table-cell>
          <table:table-cell table:style-name="ce8" table:formula="of:=[.B17]-[.B16]" office:value-type="float" office:value="-0.000604898644387354" calcext:value-type="float">
            <text:p>-0.0006048986</text:p>
          </table:table-cell>
          <table:table-cell table:formula="of:=[.C1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57551020408163" calcext:value-type="float">
            <text:p>1.5755102041</text:p>
          </table:table-cell>
          <table:table-cell table:style-name="ce8" office:value-type="float" office:value="0.007699276556641" calcext:value-type="float">
            <text:p>0.0076992766</text:p>
          </table:table-cell>
          <table:table-cell table:style-name="ce8" table:formula="of:=[.B18]-[.B17]" office:value-type="float" office:value="-0.000561364326900576" calcext:value-type="float">
            <text:p>-0.0005613643</text:p>
          </table:table-cell>
          <table:table-cell table:formula="of:=[.C1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64897959183674" calcext:value-type="float">
            <text:p>1.6489795918</text:p>
          </table:table-cell>
          <table:table-cell table:style-name="ce8" office:value-type="float" office:value="0.00713791222974042" calcext:value-type="float">
            <text:p>0.0071379122</text:p>
          </table:table-cell>
          <table:table-cell table:style-name="ce8" table:formula="of:=[.B19]-[.B18]" office:value-type="float" office:value="-0.000518828959740403" calcext:value-type="float">
            <text:p>-0.000518829</text:p>
          </table:table-cell>
          <table:table-cell table:formula="of:=[.C1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72244897959184" calcext:value-type="float">
            <text:p>1.7224489796</text:p>
          </table:table-cell>
          <table:table-cell office:value-type="float" office:value="0.00661908327000002" calcext:value-type="float">
            <text:p>0.0066190833</text:p>
          </table:table-cell>
          <table:table-cell table:formula="of:=[.B20]-[.B19]" office:value-type="float" office:value="-0.00047799614148436" calcext:value-type="float">
            <text:p>-0.0004779961</text:p>
          </table:table-cell>
          <table:table-cell table:formula="of:=[.C1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79591836734694" calcext:value-type="float">
            <text:p>1.7959183673</text:p>
          </table:table-cell>
          <table:table-cell office:value-type="float" office:value="0.00614108712851566" calcext:value-type="float">
            <text:p>0.0061410871</text:p>
          </table:table-cell>
          <table:table-cell table:formula="of:=[.B21]-[.B20]" office:value-type="float" office:value="-0.000439327478133923" calcext:value-type="float">
            <text:p>-0.0004393275</text:p>
          </table:table-cell>
          <table:table-cell table:formula="of:=[.C2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86938775510204" calcext:value-type="float">
            <text:p>1.8693877551</text:p>
          </table:table-cell>
          <table:table-cell office:value-type="float" office:value="0.00570175965038173" calcext:value-type="float">
            <text:p>0.0057017597</text:p>
          </table:table-cell>
          <table:table-cell table:formula="of:=[.B22]-[.B21]" office:value-type="float" office:value="-0.000403094377454317" calcext:value-type="float">
            <text:p>-0.0004030944</text:p>
          </table:table-cell>
          <table:table-cell table:formula="of:=[.C2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.94285714285714" calcext:value-type="float">
            <text:p>1.9428571429</text:p>
          </table:table-cell>
          <table:table-cell office:value-type="float" office:value="0.00529866527292742" calcext:value-type="float">
            <text:p>0.0052986653</text:p>
          </table:table-cell>
          <table:table-cell table:formula="of:=[.B23]-[.B22]" office:value-type="float" office:value="-0.000369424699055965" calcext:value-type="float">
            <text:p>-0.0003694247</text:p>
          </table:table-cell>
          <table:table-cell table:formula="of:=[.C2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01632653061224" calcext:value-type="float">
            <text:p>2.0163265306</text:p>
          </table:table-cell>
          <table:table-cell office:value-type="float" office:value="0.00492924057387145" calcext:value-type="float">
            <text:p>0.0049292406</text:p>
          </table:table-cell>
          <table:table-cell table:formula="of:=[.B24]-[.B23]" office:value-type="float" office:value="-0.000338340905561818" calcext:value-type="float">
            <text:p>-0.0003383409</text:p>
          </table:table-cell>
          <table:table-cell table:formula="of:=[.C2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08979591836735" calcext:value-type="float">
            <text:p>2.0897959184</text:p>
          </table:table-cell>
          <table:table-cell office:value-type="float" office:value="0.00459089966830963" calcext:value-type="float">
            <text:p>0.0045908997</text:p>
          </table:table-cell>
          <table:table-cell table:formula="of:=[.B25]-[.B24]" office:value-type="float" office:value="-0.000309789357241448" calcext:value-type="float">
            <text:p>-0.0003097894</text:p>
          </table:table-cell>
          <table:table-cell table:formula="of:=[.C2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16326530612245" calcext:value-type="float">
            <text:p>2.1632653061</text:p>
          </table:table-cell>
          <table:table-cell office:value-type="float" office:value="0.00428111031106818" calcext:value-type="float">
            <text:p>0.0042811103</text:p>
          </table:table-cell>
          <table:table-cell table:formula="of:=[.B26]-[.B25]" office:value-type="float" office:value="-0.000283667343757664" calcext:value-type="float">
            <text:p>-0.0002836673</text:p>
          </table:table-cell>
          <table:table-cell table:formula="of:=[.C2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23673469387755" calcext:value-type="float">
            <text:p>2.2367346939</text:p>
          </table:table-cell>
          <table:table-cell office:value-type="float" office:value="0.00399744296731052" calcext:value-type="float">
            <text:p>0.003997443</text:p>
          </table:table-cell>
          <table:table-cell table:formula="of:=[.B27]-[.B26]" office:value-type="float" office:value="-0.000259838445065747" calcext:value-type="float">
            <text:p>-0.0002598384</text:p>
          </table:table-cell>
          <table:table-cell table:formula="of:=[.C2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31020408163265" calcext:value-type="float">
            <text:p>2.3102040816</text:p>
          </table:table-cell>
          <table:table-cell office:value-type="float" office:value="0.00373760452224477" calcext:value-type="float">
            <text:p>0.0037376045</text:p>
          </table:table-cell>
          <table:table-cell table:formula="of:=[.B28]-[.B27]" office:value-type="float" office:value="-0.000238149657823982" calcext:value-type="float">
            <text:p>-0.0002381497</text:p>
          </table:table-cell>
          <table:table-cell table:formula="of:=[.C2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38367346938776" calcext:value-type="float">
            <text:p>2.3836734694</text:p>
          </table:table-cell>
          <table:table-cell office:value-type="float" office:value="0.00349945486442079" calcext:value-type="float">
            <text:p>0.0034994549</text:p>
          </table:table-cell>
          <table:table-cell table:formula="of:=[.B29]-[.B28]" office:value-type="float" office:value="-0.000218438444367672" calcext:value-type="float">
            <text:p>-0.0002184384</text:p>
          </table:table-cell>
          <table:table-cell table:formula="of:=[.C2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45714285714286" calcext:value-type="float">
            <text:p>2.4571428571</text:p>
          </table:table-cell>
          <table:table-cell office:value-type="float" office:value="0.00328101642005312" calcext:value-type="float">
            <text:p>0.0032810164</text:p>
          </table:table-cell>
          <table:table-cell table:formula="of:=[.B30]-[.B29]" office:value-type="float" office:value="-0.000200542959370295" calcext:value-type="float">
            <text:p>-0.000200543</text:p>
          </table:table-cell>
          <table:table-cell table:formula="of:=[.C2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53061224489796" calcext:value-type="float">
            <text:p>2.5306122449</text:p>
          </table:table-cell>
          <table:table-cell office:value-type="float" office:value="0.00308047346068282" calcext:value-type="float">
            <text:p>0.0030804735</text:p>
          </table:table-cell>
          <table:table-cell table:formula="of:=[.B31]-[.B30]" office:value-type="float" office:value="-0.000184304744216737" calcext:value-type="float">
            <text:p>-0.0001843047</text:p>
          </table:table-cell>
          <table:table-cell table:formula="of:=[.C3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60408163265306" calcext:value-type="float">
            <text:p>2.6040816327</text:p>
          </table:table-cell>
          <table:table-cell office:value-type="float" office:value="0.00289616871646609" calcext:value-type="float">
            <text:p>0.0028961687</text:p>
          </table:table-cell>
          <table:table-cell table:formula="of:=[.B32]-[.B31]" office:value-type="float" office:value="-0.000169573480715733" calcext:value-type="float">
            <text:p>-0.0001695735</text:p>
          </table:table-cell>
          <table:table-cell table:formula="of:=[.C3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67755102040816" calcext:value-type="float">
            <text:p>2.6775510204</text:p>
          </table:table-cell>
          <table:table-cell office:value-type="float" office:value="0.00272659523575035" calcext:value-type="float">
            <text:p>0.0027265952</text:p>
          </table:table-cell>
          <table:table-cell table:formula="of:=[.B33]-[.B32]" office:value-type="float" office:value="-0.000156207621669453" calcext:value-type="float">
            <text:p>-0.0001562076</text:p>
          </table:table-cell>
          <table:table-cell table:formula="of:=[.C3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75102040816327" calcext:value-type="float">
            <text:p>2.7510204082</text:p>
          </table:table-cell>
          <table:table-cell office:value-type="float" office:value="0.0025703876140809" calcext:value-type="float">
            <text:p>0.0025703876</text:p>
          </table:table-cell>
          <table:table-cell table:formula="of:=[.B34]-[.B33]" office:value-type="float" office:value="-0.000144076257273191" calcext:value-type="float">
            <text:p>-0.0001440763</text:p>
          </table:table-cell>
          <table:table-cell table:formula="of:=[.C3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82448979591837" calcext:value-type="float">
            <text:p>2.8244897959</text:p>
          </table:table-cell>
          <table:table-cell office:value-type="float" office:value="0.00242631135680771" calcext:value-type="float">
            <text:p>0.0024263114</text:p>
          </table:table-cell>
          <table:table-cell table:formula="of:=[.B35]-[.B34]" office:value-type="float" office:value="-0.000133059346515329" calcext:value-type="float">
            <text:p>-0.0001330593</text:p>
          </table:table-cell>
          <table:table-cell table:formula="of:=[.C3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89795918367347" calcext:value-type="float">
            <text:p>2.8979591837</text:p>
          </table:table-cell>
          <table:table-cell office:value-type="float" office:value="0.00229325201029238" calcext:value-type="float">
            <text:p>0.002293252</text:p>
          </table:table-cell>
          <table:table-cell table:formula="of:=[.B36]-[.B35]" office:value-type="float" office:value="-0.000123046731650938" calcext:value-type="float">
            <text:p>-0.0001230467</text:p>
          </table:table-cell>
          <table:table-cell table:formula="of:=[.C3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.97142857142857" calcext:value-type="float">
            <text:p>2.9714285714</text:p>
          </table:table-cell>
          <table:table-cell office:value-type="float" office:value="0.00217020527864144" calcext:value-type="float">
            <text:p>0.0021702053</text:p>
          </table:table-cell>
          <table:table-cell table:formula="of:=[.B37]-[.B36]" office:value-type="float" office:value="-0.000113939511067292" calcext:value-type="float">
            <text:p>-0.0001139395</text:p>
          </table:table-cell>
          <table:table-cell table:formula="of:=[.C3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04489795918367" calcext:value-type="float">
            <text:p>3.0448979592</text:p>
          </table:table-cell>
          <table:table-cell office:value-type="float" office:value="0.00205626576757415" calcext:value-type="float">
            <text:p>0.0020562658</text:p>
          </table:table-cell>
          <table:table-cell table:formula="of:=[.B38]-[.B37]" office:value-type="float" office:value="-0.000105647208948093" calcext:value-type="float">
            <text:p>-0.0001056472</text:p>
          </table:table-cell>
          <table:table-cell table:formula="of:=[.C3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11836734693878" calcext:value-type="float">
            <text:p>3.1183673469</text:p>
          </table:table-cell>
          <table:table-cell office:value-type="float" office:value="0.00195061855862606" calcext:value-type="float">
            <text:p>0.0019506186</text:p>
          </table:table-cell>
          <table:table-cell table:formula="of:=[.B39]-[.B38]" office:value-type="float" office:value="-0.0000980892495903052" calcext:value-type="float">
            <text:p>-9.80892495903052E-05</text:p>
          </table:table-cell>
          <table:table-cell table:formula="of:=[.C3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19183673469388" calcext:value-type="float">
            <text:p>3.1918367347</text:p>
          </table:table-cell>
          <table:table-cell office:value-type="float" office:value="0.00185252930903575" calcext:value-type="float">
            <text:p>0.0018525293</text:p>
          </table:table-cell>
          <table:table-cell table:formula="of:=[.B40]-[.B39]" office:value-type="float" office:value="-0.0000911924769096155" calcext:value-type="float">
            <text:p>-9.11924769096155E-05</text:p>
          </table:table-cell>
          <table:table-cell table:formula="of:=[.C3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26530612244898" calcext:value-type="float">
            <text:p>3.2653061224</text:p>
          </table:table-cell>
          <table:table-cell office:value-type="float" office:value="0.00176133683212614" calcext:value-type="float">
            <text:p>0.0017613368</text:p>
          </table:table-cell>
          <table:table-cell table:formula="of:=[.B41]-[.B40]" office:value-type="float" office:value="-0.0000848919542484868" calcext:value-type="float">
            <text:p>-0.000084892</text:p>
          </table:table-cell>
          <table:table-cell table:formula="of:=[.C4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33877551020408" calcext:value-type="float">
            <text:p>3.3387755102</text:p>
          </table:table-cell>
          <table:table-cell office:value-type="float" office:value="0.00167644487787765" calcext:value-type="float">
            <text:p>0.0016764449</text:p>
          </table:table-cell>
          <table:table-cell table:formula="of:=[.B42]-[.B41]" office:value-type="float" office:value="-0.0000791287901314274" calcext:value-type="float">
            <text:p>-7.91287901314274E-05</text:p>
          </table:table-cell>
          <table:table-cell table:formula="of:=[.C4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41224489795918" calcext:value-type="float">
            <text:p>3.412244898</text:p>
          </table:table-cell>
          <table:table-cell office:value-type="float" office:value="0.00159731608774622" calcext:value-type="float">
            <text:p>0.0015973161</text:p>
          </table:table-cell>
          <table:table-cell table:formula="of:=[.B43]-[.B42]" office:value-type="float" office:value="-0.0000738509508498315" calcext:value-type="float">
            <text:p>-0.000073851</text:p>
          </table:table-cell>
          <table:table-cell table:formula="of:=[.C4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48571428571429" calcext:value-type="float">
            <text:p>3.4857142857</text:p>
          </table:table-cell>
          <table:table-cell office:value-type="float" office:value="0.00152346513689639" calcext:value-type="float">
            <text:p>0.0015234651</text:p>
          </table:table-cell>
          <table:table-cell table:formula="of:=[.B44]-[.B43]" office:value-type="float" office:value="-0.0000690114990455498" calcext:value-type="float">
            <text:p>-6.90114990455498E-05</text:p>
          </table:table-cell>
          <table:table-cell table:formula="of:=[.C4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55918367346939" calcext:value-type="float">
            <text:p>3.5591836735</text:p>
          </table:table-cell>
          <table:table-cell office:value-type="float" office:value="0.00145445363785084" calcext:value-type="float">
            <text:p>0.0014544536</text:p>
          </table:table-cell>
          <table:table-cell table:formula="of:=[.B45]-[.B44]" office:value-type="float" office:value="-0.0000645677828462635" calcext:value-type="float">
            <text:p>-6.45677828462635E-05</text:p>
          </table:table-cell>
          <table:table-cell table:formula="of:=[.C4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63265306122449" calcext:value-type="float">
            <text:p>3.6326530612</text:p>
          </table:table-cell>
          <table:table-cell office:value-type="float" office:value="0.00138988585500458" calcext:value-type="float">
            <text:p>0.0013898859</text:p>
          </table:table-cell>
          <table:table-cell table:formula="of:=[.B46]-[.B45]" office:value-type="float" office:value="-0.0000604827917057664" calcext:value-type="float">
            <text:p>-6.04827917057664E-05</text:p>
          </table:table-cell>
          <table:table-cell table:formula="of:=[.C4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70612244897959" calcext:value-type="float">
            <text:p>3.706122449</text:p>
          </table:table-cell>
          <table:table-cell office:value-type="float" office:value="0.00132940306329881" calcext:value-type="float">
            <text:p>0.0013294031</text:p>
          </table:table-cell>
          <table:table-cell table:formula="of:=[.B47]-[.B46]" office:value-type="float" office:value="-0.0000567226599040461" calcext:value-type="float">
            <text:p>-5.67226599040461E-05</text:p>
          </table:table-cell>
          <table:table-cell table:formula="of:=[.C4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77959183673469" calcext:value-type="float">
            <text:p>3.7795918367</text:p>
          </table:table-cell>
          <table:table-cell office:value-type="float" office:value="0.00127268040339477" calcext:value-type="float">
            <text:p>0.0012726804</text:p>
          </table:table-cell>
          <table:table-cell table:formula="of:=[.B48]-[.B47]" office:value-type="float" office:value="-0.0000532572097608291" calcext:value-type="float">
            <text:p>-5.32572097608291E-05</text:p>
          </table:table-cell>
          <table:table-cell table:formula="of:=[.C4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8530612244898" calcext:value-type="float">
            <text:p>3.8530612245</text:p>
          </table:table-cell>
          <table:table-cell office:value-type="float" office:value="0.00121942319363394" calcext:value-type="float">
            <text:p>0.0012194232</text:p>
          </table:table-cell>
          <table:table-cell table:formula="of:=[.B49]-[.B48]" office:value-type="float" office:value="-0.0000500593628147269" calcext:value-type="float">
            <text:p>-5.00593628147269E-05</text:p>
          </table:table-cell>
          <table:table-cell table:formula="of:=[.C4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.9265306122449" calcext:value-type="float">
            <text:p>3.9265306122</text:p>
          </table:table-cell>
          <table:table-cell office:value-type="float" office:value="0.00116936383081921" calcext:value-type="float">
            <text:p>0.0011693638</text:p>
          </table:table-cell>
          <table:table-cell table:formula="of:=[.B50]-[.B49]" office:value-type="float" office:value="-0.0000471046445864143" calcext:value-type="float">
            <text:p>-4.71046445864143E-05</text:p>
          </table:table-cell>
          <table:table-cell table:formula="of:=[.C4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</table:table>
      <table:table table:name="cytb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854045" calcext:value-type="float">
            <text:p>0.854045</text:p>
          </table:table-cell>
          <table:table-cell table:style-name="ce5" office:value-type="float" office:value="0.0000000000000101250328762506" calcext:value-type="float">
            <text:p>1.01E-14</text:p>
          </table:table-cell>
          <table:table-cell table:formula="of:=[.B2]-[.B1]" office:value-type="float" office:value="0.0000000000000256917203794462" calcext:value-type="float">
            <text:p>2.56917203794462E-14</text:p>
          </table:table-cell>
          <table:table-cell table:formula="of:=[.C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01091040816327" calcext:value-type="float">
            <text:p>1.0109104082</text:p>
          </table:table-cell>
          <table:table-cell table:style-name="ce5" office:value-type="float" office:value="0.0000000000000358167532556968" calcext:value-type="float">
            <text:p>3.58E-14</text:p>
          </table:table-cell>
          <table:table-cell table:formula="of:=[.B3]-[.B2]" office:value-type="float" office:value="0.0000000000000769263418940922" calcext:value-type="float">
            <text:p>7.69263418940922E-14</text:p>
          </table:table-cell>
          <table:table-cell table:formula="of:=[.C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16777581632653" calcext:value-type="float">
            <text:p>1.1677758163</text:p>
          </table:table-cell>
          <table:table-cell table:style-name="ce5" office:value-type="float" office:value="0.000000000000112743095149789" calcext:value-type="float">
            <text:p>1.13E-13</text:p>
          </table:table-cell>
          <table:table-cell table:formula="of:=[.B4]-[.B3]" office:value-type="float" office:value="0.000000000000214371897807594" calcext:value-type="float">
            <text:p>2.14371897807594E-13</text:p>
          </table:table-cell>
          <table:table-cell table:formula="of:=[.C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3246412244898" calcext:value-type="float">
            <text:p>1.3246412245</text:p>
          </table:table-cell>
          <table:table-cell table:style-name="ce5" office:value-type="float" office:value="0.000000000000327114992957383" calcext:value-type="float">
            <text:p>3.27E-13</text:p>
          </table:table-cell>
          <table:table-cell table:formula="of:=[.B5]-[.B4]" office:value-type="float" office:value="0.000000000000571432330551223" calcext:value-type="float">
            <text:p>5.71432330551223E-13</text:p>
          </table:table-cell>
          <table:table-cell table:formula="of:=[.C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48150663265306" calcext:value-type="float">
            <text:p>1.4815066327</text:p>
          </table:table-cell>
          <table:table-cell table:style-name="ce5" office:value-type="float" office:value="0.000000000000898547323508606" calcext:value-type="float">
            <text:p>8.99E-13</text:p>
          </table:table-cell>
          <table:table-cell table:formula="of:=[.B6]-[.B5]" office:value-type="float" office:value="0.00000000000148769201176047" calcext:value-type="float">
            <text:p>1.48769201176047E-12</text:p>
          </table:table-cell>
          <table:table-cell table:formula="of:=[.C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63837204081633" calcext:value-type="float">
            <text:p>1.6383720408</text:p>
          </table:table-cell>
          <table:table-cell table:style-name="ce5" office:value-type="float" office:value="0.00000000000238623933526907" calcext:value-type="float">
            <text:p>2.39E-12</text:p>
          </table:table-cell>
          <table:table-cell table:formula="of:=[.B7]-[.B6]" office:value-type="float" office:value="0.00000000000383680678216846" calcext:value-type="float">
            <text:p>3.83680678216846E-12</text:p>
          </table:table-cell>
          <table:table-cell table:formula="of:=[.C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1.79523744897959" calcext:value-type="float">
            <text:p>1.795237449</text:p>
          </table:table-cell>
          <table:table-cell table:style-name="ce6" office:value-type="float" office:value="0.00000000000622304611743753" calcext:value-type="float">
            <text:p>6.22E-12</text:p>
          </table:table-cell>
          <table:table-cell table:style-name="ce1" table:formula="of:=[.B8]-[.B7]" office:value-type="float" office:value="0.0000704347590632861" calcext:value-type="float">
            <text:p>7.04347590632861E-05</text:p>
          </table:table-cell>
          <table:table-cell table:style-name="ce3" table:formula="of:=[.C7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.95210285714286" calcext:value-type="float">
            <text:p>1.9521028571</text:p>
          </table:table-cell>
          <table:table-cell table:style-name="ce6" office:value-type="float" office:value="0.0000704347652863322" calcext:value-type="float">
            <text:p>7.04E-05</text:p>
          </table:table-cell>
          <table:table-cell table:style-name="ce1" table:formula="of:=[.B9]-[.B8]" office:value-type="float" office:value="-0.0000694778492747548" calcext:value-type="float">
            <text:p>-6.94778492747548E-05</text:p>
          </table:table-cell>
          <table:table-cell table:style-name="ce3" table:formula="of:=[.C8]&gt;0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ignore this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2.10896826530612" calcext:value-type="float">
            <text:p>2.1089682653</text:p>
          </table:table-cell>
          <table:table-cell table:style-name="ce6" office:value-type="float" office:value="0.000000956916011577387" calcext:value-type="float">
            <text:p>9.57E-07</text:p>
          </table:table-cell>
          <table:table-cell table:style-name="ce1" table:formula="of:=[.B10]-[.B9]" office:value-type="float" office:value="0.0002121368187918" calcext:value-type="float">
            <text:p>0.0002121368</text:p>
          </table:table-cell>
          <table:table-cell table:style-name="ce3" table:formula="of:=[.C9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office:value-type="float" office:value="2.26583367346939" calcext:value-type="float">
            <text:p>2.2658336735</text:p>
          </table:table-cell>
          <table:table-cell table:style-name="ce8" office:value-type="float" office:value="0.000213093734803378" calcext:value-type="float">
            <text:p>0.0002130937</text:p>
          </table:table-cell>
          <table:table-cell table:style-name="ce8" table:formula="of:=[.B11]-[.B10]" office:value-type="float" office:value="0.000303372600421387" calcext:value-type="float">
            <text:p>0.0003033726</text:p>
          </table:table-cell>
          <table:table-cell table:formula="of:=[.C1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42269908163265" calcext:value-type="float">
            <text:p>2.4226990816</text:p>
          </table:table-cell>
          <table:table-cell table:style-name="ce8" office:value-type="float" office:value="0.000516466335224765" calcext:value-type="float">
            <text:p>0.0005164663</text:p>
          </table:table-cell>
          <table:table-cell table:style-name="ce8" table:formula="of:=[.B12]-[.B11]" office:value-type="float" office:value="0.000215207327095017" calcext:value-type="float">
            <text:p>0.0002152073</text:p>
          </table:table-cell>
          <table:table-cell table:formula="of:=[.C1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57956448979592" calcext:value-type="float">
            <text:p>2.5795644898</text:p>
          </table:table-cell>
          <table:table-cell table:style-name="ce8" office:value-type="float" office:value="0.000731673662319782" calcext:value-type="float">
            <text:p>0.0007316737</text:p>
          </table:table-cell>
          <table:table-cell table:style-name="ce8" table:formula="of:=[.B13]-[.B12]" office:value-type="float" office:value="0.000135755833760688" calcext:value-type="float">
            <text:p>0.0001357558</text:p>
          </table:table-cell>
          <table:table-cell table:formula="of:=[.C1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73642989795918" calcext:value-type="float">
            <text:p>2.736429898</text:p>
          </table:table-cell>
          <table:table-cell table:style-name="ce8" office:value-type="float" office:value="0.000867429496080471" calcext:value-type="float">
            <text:p>0.0008674295</text:p>
          </table:table-cell>
          <table:table-cell table:style-name="ce8" table:formula="of:=[.B14]-[.B13]" office:value-type="float" office:value="0.0000869958506698157" calcext:value-type="float">
            <text:p>8.69958506698157E-05</text:p>
          </table:table-cell>
          <table:table-cell table:formula="of:=[.C1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2.89329530612245" calcext:value-type="float">
            <text:p>2.8932953061</text:p>
          </table:table-cell>
          <table:table-cell table:style-name="ce8" office:value-type="float" office:value="0.000954425346750286" calcext:value-type="float">
            <text:p>0.0009544253</text:p>
          </table:table-cell>
          <table:table-cell table:style-name="ce8" table:formula="of:=[.B15]-[.B14]" office:value-type="float" office:value="0.0000571982957881673" calcext:value-type="float">
            <text:p>5.71982957881673E-05</text:p>
          </table:table-cell>
          <table:table-cell table:formula="of:=[.C1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05016071428571" calcext:value-type="float">
            <text:p>3.0501607143</text:p>
          </table:table-cell>
          <table:table-cell table:style-name="ce8" office:value-type="float" office:value="0.00101162364253845" calcext:value-type="float">
            <text:p>0.0010116236</text:p>
          </table:table-cell>
          <table:table-cell table:style-name="ce8" table:formula="of:=[.B16]-[.B15]" office:value-type="float" office:value="0.0000384729969561057" calcext:value-type="float">
            <text:p>0.000038473</text:p>
          </table:table-cell>
          <table:table-cell table:formula="of:=[.C1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20702612244898" calcext:value-type="float">
            <text:p>3.2070261224</text:p>
          </table:table-cell>
          <table:table-cell table:style-name="ce8" office:value-type="float" office:value="0.00105009663949456" calcext:value-type="float">
            <text:p>0.0010500966</text:p>
          </table:table-cell>
          <table:table-cell table:style-name="ce8" table:formula="of:=[.B17]-[.B16]" office:value-type="float" office:value="0.0000263609160993416" calcext:value-type="float">
            <text:p>2.63609160993416E-05</text:p>
          </table:table-cell>
          <table:table-cell table:formula="of:=[.C1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36389153061224" calcext:value-type="float">
            <text:p>3.3638915306</text:p>
          </table:table-cell>
          <table:table-cell table:style-name="ce8" office:value-type="float" office:value="0.0010764575555939" calcext:value-type="float">
            <text:p>0.0010764576</text:p>
          </table:table-cell>
          <table:table-cell table:style-name="ce8" table:formula="of:=[.B18]-[.B17]" office:value-type="float" office:value="0.0000183242173859488" calcext:value-type="float">
            <text:p>1.83242173859488E-05</text:p>
          </table:table-cell>
          <table:table-cell table:formula="of:=[.C1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52075693877551" calcext:value-type="float">
            <text:p>3.5207569388</text:p>
          </table:table-cell>
          <table:table-cell office:value-type="float" office:value="0.00109478177297985" calcext:value-type="float">
            <text:p>0.0010947818</text:p>
          </table:table-cell>
          <table:table-cell table:formula="of:=[.B19]-[.B18]" office:value-type="float" office:value="0.0000128735023547709" calcext:value-type="float">
            <text:p>1.28735023547709E-05</text:p>
          </table:table-cell>
          <table:table-cell table:formula="of:=[.C1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67762234693878" calcext:value-type="float">
            <text:p>3.6776223469</text:p>
          </table:table-cell>
          <table:table-cell office:value-type="float" office:value="0.00110765527533462" calcext:value-type="float">
            <text:p>0.0011076553</text:p>
          </table:table-cell>
          <table:table-cell table:formula="of:=[.B20]-[.B19]" office:value-type="float" office:value="0.00000910622765529657" calcext:value-type="float">
            <text:p>9.10622765529657E-06</text:p>
          </table:table-cell>
          <table:table-cell table:formula="of:=[.C1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83448775510204" calcext:value-type="float">
            <text:p>3.8344877551</text:p>
          </table:table-cell>
          <table:table-cell office:value-type="float" office:value="0.00111676150298992" calcext:value-type="float">
            <text:p>0.0011167615</text:p>
          </table:table-cell>
          <table:table-cell table:formula="of:=[.B21]-[.B20]" office:value-type="float" office:value="0.00000645927771597858" calcext:value-type="float">
            <text:p>6.45927771597858E-06</text:p>
          </table:table-cell>
          <table:table-cell table:formula="of:=[.C2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99135316326531" calcext:value-type="float">
            <text:p>3.9913531633</text:p>
          </table:table-cell>
          <table:table-cell office:value-type="float" office:value="0.0011232207807059" calcext:value-type="float">
            <text:p>0.0011232208</text:p>
          </table:table-cell>
          <table:table-cell table:formula="of:=[.B22]-[.B21]" office:value-type="float" office:value="0.00000457232946200954" calcext:value-type="float">
            <text:p>4.57232946200954E-06</text:p>
          </table:table-cell>
          <table:table-cell table:formula="of:=[.C2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14821857142857" calcext:value-type="float">
            <text:p>4.1482185714</text:p>
          </table:table-cell>
          <table:table-cell office:value-type="float" office:value="0.00112779311016791" calcext:value-type="float">
            <text:p>0.0011277931</text:p>
          </table:table-cell>
          <table:table-cell table:formula="of:=[.B23]-[.B22]" office:value-type="float" office:value="0.00000320961045956127" calcext:value-type="float">
            <text:p>3.20961045956127E-06</text:p>
          </table:table-cell>
          <table:table-cell table:formula="of:=[.C2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30508397959184" calcext:value-type="float">
            <text:p>4.3050839796</text:p>
          </table:table-cell>
          <table:table-cell office:value-type="float" office:value="0.00113100272062747" calcext:value-type="float">
            <text:p>0.0011310027</text:p>
          </table:table-cell>
          <table:table-cell table:formula="of:=[.B24]-[.B23]" office:value-type="float" office:value="0.00000221415520697027" calcext:value-type="float">
            <text:p>2.21415520697027E-06</text:p>
          </table:table-cell>
          <table:table-cell table:formula="of:=[.C2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4619493877551" calcext:value-type="float">
            <text:p>4.4619493878</text:p>
          </table:table-cell>
          <table:table-cell office:value-type="float" office:value="0.00113321687583444" calcext:value-type="float">
            <text:p>0.0011332169</text:p>
          </table:table-cell>
          <table:table-cell table:formula="of:=[.B25]-[.B24]" office:value-type="float" office:value="0.00000147917731139016" calcext:value-type="float">
            <text:p>1.47917731139016E-06</text:p>
          </table:table-cell>
          <table:table-cell table:formula="of:=[.C2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61881479591837" calcext:value-type="float">
            <text:p>4.6188147959</text:p>
          </table:table-cell>
          <table:table-cell office:value-type="float" office:value="0.00113469605314583" calcext:value-type="float">
            <text:p>0.0011346961</text:p>
          </table:table-cell>
          <table:table-cell table:formula="of:=[.B26]-[.B25]" office:value-type="float" office:value="0.000000931531990765047" calcext:value-type="float">
            <text:p>9.31531990765047E-07</text:p>
          </table:table-cell>
          <table:table-cell table:formula="of:=[.C2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77568020408163" calcext:value-type="float">
            <text:p>4.7756802041</text:p>
          </table:table-cell>
          <table:table-cell office:value-type="float" office:value="0.00113562758513659" calcext:value-type="float">
            <text:p>0.0011356276</text:p>
          </table:table-cell>
          <table:table-cell table:formula="of:=[.B27]-[.B26]" office:value-type="float" office:value="0.000000519960381730128" calcext:value-type="float">
            <text:p>0.00000052</text:p>
          </table:table-cell>
          <table:table-cell table:formula="of:=[.C2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4.9325456122449" calcext:value-type="float">
            <text:p>4.9325456122</text:p>
          </table:table-cell>
          <table:table-cell table:style-name="ce1" office:value-type="float" office:value="0.00113614754551832" calcext:value-type="float">
            <text:p>0.0011361475</text:p>
          </table:table-cell>
          <table:table-cell table:style-name="ce1" table:formula="of:=[.B28]-[.B27]" office:value-type="float" office:value="0.00000020828414091221" calcext:value-type="float">
            <text:p>2.0828414091221E-07</text:p>
          </table:table-cell>
          <table:table-cell table:style-name="ce3" table:formula="of:=[.C27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5.08941102040816" calcext:value-type="float">
            <text:p>5.0894110204</text:p>
          </table:table-cell>
          <table:table-cell table:style-name="ce1" office:value-type="float" office:value="0.00113635582965923" calcext:value-type="float">
            <text:p>0.0011363558</text:p>
          </table:table-cell>
          <table:table-cell table:style-name="ce1" table:formula="of:=[.B29]-[.B28]" office:value-type="float" office:value="-0.000000029243470032244" calcext:value-type="float">
            <text:p>-2.9243470032244E-08</text:p>
          </table:table-cell>
          <table:table-cell table:style-name="ce3" table:formula="of:=[.C28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office:value-type="float" office:value="5.24627642857143" calcext:value-type="float">
            <text:p>5.2462764286</text:p>
          </table:table-cell>
          <table:table-cell office:value-type="float" office:value="0.0011363265861892" calcext:value-type="float">
            <text:p>0.0011363266</text:p>
          </table:table-cell>
          <table:table-cell table:formula="of:=[.B30]-[.B29]" office:value-type="float" office:value="-0.000000211011504056783" calcext:value-type="float">
            <text:p>-0.000000211</text:p>
          </table:table-cell>
          <table:table-cell table:formula="of:=[.C2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40314183673469" calcext:value-type="float">
            <text:p>5.4031418367</text:p>
          </table:table-cell>
          <table:table-cell office:value-type="float" office:value="0.00113611557468515" calcext:value-type="float">
            <text:p>0.0011361156</text:p>
          </table:table-cell>
          <table:table-cell table:formula="of:=[.B31]-[.B30]" office:value-type="float" office:value="-0.000000350714206024923" calcext:value-type="float">
            <text:p>-3.50714206024923E-07</text:p>
          </table:table-cell>
          <table:table-cell table:formula="of:=[.C3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56000724489796" calcext:value-type="float">
            <text:p>5.5600072449</text:p>
          </table:table-cell>
          <table:table-cell office:value-type="float" office:value="0.00113576486047912" calcext:value-type="float">
            <text:p>0.0011357649</text:p>
          </table:table-cell>
          <table:table-cell table:formula="of:=[.B32]-[.B31]" office:value-type="float" office:value="-0.000000458676098357043" calcext:value-type="float">
            <text:p>-4.58676098357043E-07</text:p>
          </table:table-cell>
          <table:table-cell table:formula="of:=[.C3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71687265306122" calcext:value-type="float">
            <text:p>5.7168726531</text:p>
          </table:table-cell>
          <table:table-cell office:value-type="float" office:value="0.00113530618438076" calcext:value-type="float">
            <text:p>0.0011353062</text:p>
          </table:table-cell>
          <table:table-cell table:formula="of:=[.B33]-[.B32]" office:value-type="float" office:value="-0.000000541732498268374" calcext:value-type="float">
            <text:p>-5.41732498268374E-07</text:p>
          </table:table-cell>
          <table:table-cell table:formula="of:=[.C3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87373806122449" calcext:value-type="float">
            <text:p>5.8737380612</text:p>
          </table:table-cell>
          <table:table-cell office:value-type="float" office:value="0.00113476445188249" calcext:value-type="float">
            <text:p>0.0011347645</text:p>
          </table:table-cell>
          <table:table-cell table:formula="of:=[.B34]-[.B33]" office:value-type="float" office:value="-0.000000605462689221882" calcext:value-type="float">
            <text:p>-6.05462689221882E-07</text:p>
          </table:table-cell>
          <table:table-cell table:formula="of:=[.C3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03060346938776" calcext:value-type="float">
            <text:p>6.0306034694</text:p>
          </table:table-cell>
          <table:table-cell office:value-type="float" office:value="0.00113415898919327" calcext:value-type="float">
            <text:p>0.001134159</text:p>
          </table:table-cell>
          <table:table-cell table:formula="of:=[.B35]-[.B34]" office:value-type="float" office:value="-0.000000654660132819824" calcext:value-type="float">
            <text:p>-6.54660132819824E-07</text:p>
          </table:table-cell>
          <table:table-cell table:formula="of:=[.C3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18746887755102" calcext:value-type="float">
            <text:p>6.1874688776</text:p>
          </table:table-cell>
          <table:table-cell office:value-type="float" office:value="0.00113350432906045" calcext:value-type="float">
            <text:p>0.0011335043</text:p>
          </table:table-cell>
          <table:table-cell table:formula="of:=[.B36]-[.B35]" office:value-type="float" office:value="-0.000000691692779994108" calcext:value-type="float">
            <text:p>-6.91692779994108E-07</text:p>
          </table:table-cell>
          <table:table-cell table:formula="of:=[.C3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34433428571429" calcext:value-type="float">
            <text:p>6.3443342857</text:p>
          </table:table-cell>
          <table:table-cell office:value-type="float" office:value="0.00113281263628046" calcext:value-type="float">
            <text:p>0.0011328126</text:p>
          </table:table-cell>
          <table:table-cell table:formula="of:=[.B37]-[.B36]" office:value-type="float" office:value="-0.000000719517600221301" calcext:value-type="float">
            <text:p>-7.19517600221301E-07</text:p>
          </table:table-cell>
          <table:table-cell table:formula="of:=[.C3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50119969387755" calcext:value-type="float">
            <text:p>6.5011996939</text:p>
          </table:table-cell>
          <table:table-cell office:value-type="float" office:value="0.00113209311868024" calcext:value-type="float">
            <text:p>0.0011320931</text:p>
          </table:table-cell>
          <table:table-cell table:formula="of:=[.B38]-[.B37]" office:value-type="float" office:value="-0.000000739872974455562" calcext:value-type="float">
            <text:p>-7.39872974455562E-07</text:p>
          </table:table-cell>
          <table:table-cell table:formula="of:=[.C3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65806510204082" calcext:value-type="float">
            <text:p>6.658065102</text:p>
          </table:table-cell>
          <table:table-cell office:value-type="float" office:value="0.00113135324570578" calcext:value-type="float">
            <text:p>0.0011313532</text:p>
          </table:table-cell>
          <table:table-cell table:formula="of:=[.B39]-[.B38]" office:value-type="float" office:value="-0.000000754251352896775" calcext:value-type="float">
            <text:p>-7.54251352896775E-07</text:p>
          </table:table-cell>
          <table:table-cell table:formula="of:=[.C3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81493051020408" calcext:value-type="float">
            <text:p>6.8149305102</text:p>
          </table:table-cell>
          <table:table-cell office:value-type="float" office:value="0.00113059899435289" calcext:value-type="float">
            <text:p>0.001130599</text:p>
          </table:table-cell>
          <table:table-cell table:formula="of:=[.B40]-[.B39]" office:value-type="float" office:value="-0.00000076380308237727" calcext:value-type="float">
            <text:p>-7.6380308237727E-07</text:p>
          </table:table-cell>
          <table:table-cell table:formula="of:=[.C3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97179591836735" calcext:value-type="float">
            <text:p>6.9717959184</text:p>
          </table:table-cell>
          <table:table-cell office:value-type="float" office:value="0.00112983519127051" calcext:value-type="float">
            <text:p>0.0011298352</text:p>
          </table:table-cell>
          <table:table-cell table:formula="of:=[.B41]-[.B40]" office:value-type="float" office:value="-0.000000769437645815928" calcext:value-type="float">
            <text:p>-7.69437645815928E-07</text:p>
          </table:table-cell>
          <table:table-cell table:formula="of:=[.C4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12866132653061" calcext:value-type="float">
            <text:p>7.1286613265</text:p>
          </table:table-cell>
          <table:table-cell office:value-type="float" office:value="0.00112906575362469" calcext:value-type="float">
            <text:p>0.0011290658</text:p>
          </table:table-cell>
          <table:table-cell table:formula="of:=[.B42]-[.B41]" office:value-type="float" office:value="-0.000000771937874141518" calcext:value-type="float">
            <text:p>-7.71937874141518E-07</text:p>
          </table:table-cell>
          <table:table-cell table:formula="of:=[.C4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28552673469388" calcext:value-type="float">
            <text:p>7.2855267347</text:p>
          </table:table-cell>
          <table:table-cell office:value-type="float" office:value="0.00112829381575055" calcext:value-type="float">
            <text:p>0.0011282938</text:p>
          </table:table-cell>
          <table:table-cell table:formula="of:=[.B43]-[.B42]" office:value-type="float" office:value="-0.000000771578962505647" calcext:value-type="float">
            <text:p>-7.71578962505647E-07</text:p>
          </table:table-cell>
          <table:table-cell table:formula="of:=[.C4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44239214285714" calcext:value-type="float">
            <text:p>7.4423921429</text:p>
          </table:table-cell>
          <table:table-cell office:value-type="float" office:value="0.00112752223678805" calcext:value-type="float">
            <text:p>0.0011275222</text:p>
          </table:table-cell>
          <table:table-cell table:formula="of:=[.B44]-[.B43]" office:value-type="float" office:value="-0.000000769756474289967" calcext:value-type="float">
            <text:p>-7.69756474289967E-07</text:p>
          </table:table-cell>
          <table:table-cell table:formula="of:=[.C4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59925755102041" calcext:value-type="float">
            <text:p>7.599257551</text:p>
          </table:table-cell>
          <table:table-cell office:value-type="float" office:value="0.00112675248031376" calcext:value-type="float">
            <text:p>0.0011267525</text:p>
          </table:table-cell>
          <table:table-cell table:formula="of:=[.B45]-[.B44]" office:value-type="float" office:value="-0.000000765690261446319" calcext:value-type="float">
            <text:p>-7.65690261446319E-07</text:p>
          </table:table-cell>
          <table:table-cell table:formula="of:=[.C4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75612295918367" calcext:value-type="float">
            <text:p>7.7561229592</text:p>
          </table:table-cell>
          <table:table-cell office:value-type="float" office:value="0.00112598679005231" calcext:value-type="float">
            <text:p>0.0011259868</text:p>
          </table:table-cell>
          <table:table-cell table:formula="of:=[.B46]-[.B45]" office:value-type="float" office:value="-0.00000076022829916542" calcext:value-type="float">
            <text:p>-7.6022829916542E-07</text:p>
          </table:table-cell>
          <table:table-cell table:formula="of:=[.C4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91298836734694" calcext:value-type="float">
            <text:p>7.9129883673</text:p>
          </table:table-cell>
          <table:table-cell office:value-type="float" office:value="0.00112522656175314" calcext:value-type="float">
            <text:p>0.0011252266</text:p>
          </table:table-cell>
          <table:table-cell table:formula="of:=[.B47]-[.B46]" office:value-type="float" office:value="-0.000000753743795668758" calcext:value-type="float">
            <text:p>-7.53743795668758E-07</text:p>
          </table:table-cell>
          <table:table-cell table:formula="of:=[.C4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0698537755102" calcext:value-type="float">
            <text:p>8.0698537755</text:p>
          </table:table-cell>
          <table:table-cell office:value-type="float" office:value="0.00112447281795747" calcext:value-type="float">
            <text:p>0.0011244728</text:p>
          </table:table-cell>
          <table:table-cell table:formula="of:=[.B48]-[.B47]" office:value-type="float" office:value="-0.000000746285476361554" calcext:value-type="float">
            <text:p>-7.46285476361554E-07</text:p>
          </table:table-cell>
          <table:table-cell table:formula="of:=[.C4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22671918367347" calcext:value-type="float">
            <text:p>8.2267191837</text:p>
          </table:table-cell>
          <table:table-cell office:value-type="float" office:value="0.00112372653248111" calcext:value-type="float">
            <text:p>0.0011237265</text:p>
          </table:table-cell>
          <table:table-cell table:formula="of:=[.B49]-[.B48]" office:value-type="float" office:value="-0.0000007380826177396" calcext:value-type="float">
            <text:p>-7.380826177396E-07</text:p>
          </table:table-cell>
          <table:table-cell table:formula="of:=[.C4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38358459183673" calcext:value-type="float">
            <text:p>8.3835845918</text:p>
          </table:table-cell>
          <table:table-cell office:value-type="float" office:value="0.00112298844986337" calcext:value-type="float">
            <text:p>0.0011229884</text:p>
          </table:table-cell>
          <table:table-cell table:formula="of:=[.B50]-[.B49]" office:value-type="float" office:value="-0.000000729263630577532" calcext:value-type="float">
            <text:p>-7.29263630577532E-07</text:p>
          </table:table-cell>
          <table:table-cell table:formula="of:=[.C4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54045" calcext:value-type="float">
            <text:p>8.54045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a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00775241" calcext:value-type="float">
            <text:p>0.00775241</text:p>
          </table:table-cell>
          <table:table-cell office:value-type="float" office:value="0.00112230761369407" calcext:value-type="float">
            <text:p>0.0011223076</text:p>
          </table:table-cell>
          <table:table-cell table:formula="of:=[.B2]-[.B1]" office:value-type="float" office:value="0.000000103273969230327" calcext:value-type="float">
            <text:p>1.03273969230327E-07</text:p>
          </table:table-cell>
          <table:table-cell table:formula="of:=[.C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0917632204081633" calcext:value-type="float">
            <text:p>0.009176322</text:p>
          </table:table-cell>
          <table:table-cell office:value-type="float" office:value="0.0011224108876633" calcext:value-type="float">
            <text:p>0.0011224109</text:p>
          </table:table-cell>
          <table:table-cell table:formula="of:=[.B3]-[.B2]" office:value-type="float" office:value="0.000000059230556622358" calcext:value-type="float">
            <text:p>5.9230556622358E-08</text:p>
          </table:table-cell>
          <table:table-cell table:formula="of:=[.C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106002340816327" calcext:value-type="float">
            <text:p>0.0106002341</text:p>
          </table:table-cell>
          <table:table-cell office:value-type="float" office:value="0.00112247011821992" calcext:value-type="float">
            <text:p>0.0011224701</text:p>
          </table:table-cell>
          <table:table-cell table:formula="of:=[.B4]-[.B3]" office:value-type="float" office:value="0.000000031298485497766" calcext:value-type="float">
            <text:p>3.1298485497766E-08</text:p>
          </table:table-cell>
          <table:table-cell table:formula="of:=[.C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12024146122449" calcext:value-type="float">
            <text:p>0.0120241461</text:p>
          </table:table-cell>
          <table:table-cell office:value-type="float" office:value="0.00112250141670542" calcext:value-type="float">
            <text:p>0.0011225014</text:p>
          </table:table-cell>
          <table:table-cell table:formula="of:=[.B5]-[.B4]" office:value-type="float" office:value="0.0000000132476802383943" calcext:value-type="float">
            <text:p>1.32476802383943E-08</text:p>
          </table:table-cell>
          <table:table-cell table:formula="of:=[.C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.0134480581632653" calcext:value-type="float">
            <text:p>0.0134480582</text:p>
          </table:table-cell>
          <table:table-cell table:style-name="ce1" office:value-type="float" office:value="0.00112251466438566" calcext:value-type="float">
            <text:p>0.0011225147</text:p>
          </table:table-cell>
          <table:table-cell table:style-name="ce1" table:formula="of:=[.B6]-[.B5]" office:value-type="float" office:value="0.00000000129226995358896" calcext:value-type="float">
            <text:p>1.29226995358896E-09</text:p>
          </table:table-cell>
          <table:table-cell table:style-name="ce3" table:formula="of:=[.C5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0.0148719702040816" calcext:value-type="float">
            <text:p>0.0148719702</text:p>
          </table:table-cell>
          <table:table-cell table:style-name="ce1" office:value-type="float" office:value="0.00112251595665561" calcext:value-type="float">
            <text:p>0.001122516</text:p>
          </table:table-cell>
          <table:table-cell table:style-name="ce1" table:formula="of:=[.B7]-[.B6]" office:value-type="float" office:value="-0.00000000645608765775275" calcext:value-type="float">
            <text:p>-6.45608765775275E-09</text:p>
          </table:table-cell>
          <table:table-cell table:style-name="ce3" table:formula="of:=[.C6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office:value-type="float" office:value="0.016295882244898" calcext:value-type="float">
            <text:p>0.0162958822</text:p>
          </table:table-cell>
          <table:table-cell office:value-type="float" office:value="0.00112250950056795" calcext:value-type="float">
            <text:p>0.0011225095</text:p>
          </table:table-cell>
          <table:table-cell table:formula="of:=[.B8]-[.B7]" office:value-type="float" office:value="-0.0000000104258329736411" calcext:value-type="float">
            <text:p>-1.04258329736411E-08</text:p>
          </table:table-cell>
          <table:table-cell table:formula="of:=[.C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177197942857143" calcext:value-type="float">
            <text:p>0.0177197943</text:p>
          </table:table-cell>
          <table:table-cell office:value-type="float" office:value="0.00112249907473498" calcext:value-type="float">
            <text:p>0.0011224991</text:p>
          </table:table-cell>
          <table:table-cell table:formula="of:=[.B9]-[.B8]" office:value-type="float" office:value="-0.0000000129366432377685" calcext:value-type="float">
            <text:p>-1.29366432377685E-08</text:p>
          </table:table-cell>
          <table:table-cell table:formula="of:=[.C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191437063265306" calcext:value-type="float">
            <text:p>0.0191437063</text:p>
          </table:table-cell>
          <table:table-cell table:style-name="ce8" office:value-type="float" office:value="0.00112248613809174" calcext:value-type="float">
            <text:p>0.0011224861</text:p>
          </table:table-cell>
          <table:table-cell table:style-name="ce8" table:formula="of:=[.B10]-[.B9]" office:value-type="float" office:value="-0.0000000142482867060856" calcext:value-type="float">
            <text:p>-1.42482867060856E-08</text:p>
          </table:table-cell>
          <table:table-cell table:formula="of:=[.C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05676183673469" calcext:value-type="float">
            <text:p>0.0205676184</text:p>
          </table:table-cell>
          <table:table-cell table:style-name="ce8" office:value-type="float" office:value="0.00112247188980503" calcext:value-type="float">
            <text:p>0.0011224719</text:p>
          </table:table-cell>
          <table:table-cell table:style-name="ce8" table:formula="of:=[.B11]-[.B10]" office:value-type="float" office:value="-0.0000000145377779818719" calcext:value-type="float">
            <text:p>-1.45377779818719E-08</text:p>
          </table:table-cell>
          <table:table-cell table:formula="of:=[.C1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19915304081633" calcext:value-type="float">
            <text:p>0.0219915304</text:p>
          </table:table-cell>
          <table:table-cell table:style-name="ce8" office:value-type="float" office:value="0.00112245735202705" calcext:value-type="float">
            <text:p>0.0011224574</text:p>
          </table:table-cell>
          <table:table-cell table:style-name="ce8" table:formula="of:=[.B12]-[.B11]" office:value-type="float" office:value="-0.0000000142030788447597" calcext:value-type="float">
            <text:p>-1.42030788447597E-08</text:p>
          </table:table-cell>
          <table:table-cell table:formula="of:=[.C1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34154424489796" calcext:value-type="float">
            <text:p>0.0234154424</text:p>
          </table:table-cell>
          <table:table-cell table:style-name="ce8" office:value-type="float" office:value="0.00112244314894821" calcext:value-type="float">
            <text:p>0.0011224431</text:p>
          </table:table-cell>
          <table:table-cell table:style-name="ce8" table:formula="of:=[.B13]-[.B12]" office:value-type="float" office:value="-0.0000000135807087802038" calcext:value-type="float">
            <text:p>-1.35807087802038E-08</text:p>
          </table:table-cell>
          <table:table-cell table:formula="of:=[.C1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48393544897959" calcext:value-type="float">
            <text:p>0.0248393545</text:p>
          </table:table-cell>
          <table:table-cell table:style-name="ce8" office:value-type="float" office:value="0.00112242956823943" calcext:value-type="float">
            <text:p>0.0011224296</text:p>
          </table:table-cell>
          <table:table-cell table:style-name="ce8" table:formula="of:=[.B14]-[.B13]" office:value-type="float" office:value="-0.0000000127750378940781" calcext:value-type="float">
            <text:p>-1.27750378940781E-08</text:p>
          </table:table-cell>
          <table:table-cell table:formula="of:=[.C1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62632665306122" calcext:value-type="float">
            <text:p>0.0262632665</text:p>
          </table:table-cell>
          <table:table-cell table:style-name="ce8" office:value-type="float" office:value="0.00112241679320153" calcext:value-type="float">
            <text:p>0.0011224168</text:p>
          </table:table-cell>
          <table:table-cell table:style-name="ce8" table:formula="of:=[.B15]-[.B14]" office:value-type="float" office:value="-0.0000000119618031319945" calcext:value-type="float">
            <text:p>-0.000000012</text:p>
          </table:table-cell>
          <table:table-cell table:formula="of:=[.C1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76871785714286" calcext:value-type="float">
            <text:p>0.0276871786</text:p>
          </table:table-cell>
          <table:table-cell table:style-name="ce8" office:value-type="float" office:value="0.0011224048313984" calcext:value-type="float">
            <text:p>0.0011224048</text:p>
          </table:table-cell>
          <table:table-cell table:style-name="ce8" table:formula="of:=[.B16]-[.B15]" office:value-type="float" office:value="-0.0000000109941759400805" calcext:value-type="float">
            <text:p>-0.000000011</text:p>
          </table:table-cell>
          <table:table-cell table:formula="of:=[.C1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291110906122449" calcext:value-type="float">
            <text:p>0.0291110906</text:p>
          </table:table-cell>
          <table:table-cell table:style-name="ce8" office:value-type="float" office:value="0.00112239383722246" calcext:value-type="float">
            <text:p>0.0011223938</text:p>
          </table:table-cell>
          <table:table-cell table:style-name="ce8" table:formula="of:=[.B17]-[.B16]" office:value-type="float" office:value="-0.0000000101985195774534" calcext:value-type="float">
            <text:p>-1.01985195774534E-08</text:p>
          </table:table-cell>
          <table:table-cell table:formula="of:=[.C1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05350026530612" calcext:value-type="float">
            <text:p>0.0305350027</text:p>
          </table:table-cell>
          <table:table-cell table:style-name="ce8" office:value-type="float" office:value="0.00112238363870288" calcext:value-type="float">
            <text:p>0.0011223836</text:p>
          </table:table-cell>
          <table:table-cell table:style-name="ce8" table:formula="of:=[.B18]-[.B17]" office:value-type="float" office:value="-0.00000000939383525957668" calcext:value-type="float">
            <text:p>-9.39383525957668E-09</text:p>
          </table:table-cell>
          <table:table-cell table:formula="of:=[.C1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19589146938775" calcext:value-type="float">
            <text:p>0.0319589147</text:p>
          </table:table-cell>
          <table:table-cell table:style-name="ce8" office:value-type="float" office:value="0.00112237424486762" calcext:value-type="float">
            <text:p>0.0011223742</text:p>
          </table:table-cell>
          <table:table-cell table:style-name="ce8" table:formula="of:=[.B19]-[.B18]" office:value-type="float" office:value="-0.0000000074746804657258" calcext:value-type="float">
            <text:p>-7.4746804657258E-09</text:p>
          </table:table-cell>
          <table:table-cell table:formula="of:=[.C1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33828267346939" calcext:value-type="float">
            <text:p>0.0333828267</text:p>
          </table:table-cell>
          <table:table-cell office:value-type="float" office:value="0.00112236677018716" calcext:value-type="float">
            <text:p>0.0011223668</text:p>
          </table:table-cell>
          <table:table-cell table:formula="of:=[.B20]-[.B19]" office:value-type="float" office:value="-0.00000000916893883669452" calcext:value-type="float">
            <text:p>-9.16893883669452E-09</text:p>
          </table:table-cell>
          <table:table-cell table:formula="of:=[.C1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48067387755102" calcext:value-type="float">
            <text:p>0.0348067388</text:p>
          </table:table-cell>
          <table:table-cell office:value-type="float" office:value="0.00112235760124832" calcext:value-type="float">
            <text:p>0.0011223576</text:p>
          </table:table-cell>
          <table:table-cell table:formula="of:=[.B21]-[.B20]" office:value-type="float" office:value="-0.00000000741268400914624" calcext:value-type="float">
            <text:p>-7.41268400914624E-09</text:p>
          </table:table-cell>
          <table:table-cell table:formula="of:=[.C2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62306508163265" calcext:value-type="float">
            <text:p>0.0362306508</text:p>
          </table:table-cell>
          <table:table-cell office:value-type="float" office:value="0.00112235018856431" calcext:value-type="float">
            <text:p>0.0011223502</text:p>
          </table:table-cell>
          <table:table-cell table:formula="of:=[.B22]-[.B21]" office:value-type="float" office:value="-0.00000000674470282727678" calcext:value-type="float">
            <text:p>-6.74470282727678E-09</text:p>
          </table:table-cell>
          <table:table-cell table:formula="of:=[.C2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76545628571429" calcext:value-type="float">
            <text:p>0.0376545629</text:p>
          </table:table-cell>
          <table:table-cell office:value-type="float" office:value="0.00112234344386149" calcext:value-type="float">
            <text:p>0.0011223434</text:p>
          </table:table-cell>
          <table:table-cell table:formula="of:=[.B23]-[.B22]" office:value-type="float" office:value="-0.00000000631150107090889" calcext:value-type="float">
            <text:p>-6.31150107090889E-09</text:p>
          </table:table-cell>
          <table:table-cell table:formula="of:=[.C2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390784748979592" calcext:value-type="float">
            <text:p>0.0390784749</text:p>
          </table:table-cell>
          <table:table-cell office:value-type="float" office:value="0.00112233713236041" calcext:value-type="float">
            <text:p>0.0011223371</text:p>
          </table:table-cell>
          <table:table-cell table:formula="of:=[.B24]-[.B23]" office:value-type="float" office:value="-0.00000000573697143415285" calcext:value-type="float">
            <text:p>-5.73697143415285E-09</text:p>
          </table:table-cell>
          <table:table-cell table:formula="of:=[.C2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05023869387755" calcext:value-type="float">
            <text:p>0.0405023869</text:p>
          </table:table-cell>
          <table:table-cell office:value-type="float" office:value="0.00112233139538898" calcext:value-type="float">
            <text:p>0.0011223314</text:p>
          </table:table-cell>
          <table:table-cell table:formula="of:=[.B25]-[.B24]" office:value-type="float" office:value="-0.00000000546697707741982" calcext:value-type="float">
            <text:p>-5.46697707741982E-09</text:p>
          </table:table-cell>
          <table:table-cell table:formula="of:=[.C2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19262989795918" calcext:value-type="float">
            <text:p>0.041926299</text:p>
          </table:table-cell>
          <table:table-cell office:value-type="float" office:value="0.0011223259284119" calcext:value-type="float">
            <text:p>0.0011223259</text:p>
          </table:table-cell>
          <table:table-cell table:formula="of:=[.B26]-[.B25]" office:value-type="float" office:value="-0.00000000501709843635234" calcext:value-type="float">
            <text:p>-0.000000005</text:p>
          </table:table-cell>
          <table:table-cell table:formula="of:=[.C2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33502110204082" calcext:value-type="float">
            <text:p>0.043350211</text:p>
          </table:table-cell>
          <table:table-cell office:value-type="float" office:value="0.00112232091131347" calcext:value-type="float">
            <text:p>0.0011223209</text:p>
          </table:table-cell>
          <table:table-cell table:formula="of:=[.B27]-[.B26]" office:value-type="float" office:value="-0.00000000468960762996067" calcext:value-type="float">
            <text:p>-4.68960762996067E-09</text:p>
          </table:table-cell>
          <table:table-cell table:formula="of:=[.C2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47741230612245" calcext:value-type="float">
            <text:p>0.0447741231</text:p>
          </table:table-cell>
          <table:table-cell office:value-type="float" office:value="0.00112231622170584" calcext:value-type="float">
            <text:p>0.0011223162</text:p>
          </table:table-cell>
          <table:table-cell table:formula="of:=[.B28]-[.B27]" office:value-type="float" office:value="-0.00000000437036045525772" calcext:value-type="float">
            <text:p>-4.37036045525772E-09</text:p>
          </table:table-cell>
          <table:table-cell table:formula="of:=[.C2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61980351020408" calcext:value-type="float">
            <text:p>0.0461980351</text:p>
          </table:table-cell>
          <table:table-cell office:value-type="float" office:value="0.00112231185134538" calcext:value-type="float">
            <text:p>0.0011223119</text:p>
          </table:table-cell>
          <table:table-cell table:formula="of:=[.B29]-[.B28]" office:value-type="float" office:value="-0.00000000391206193676476" calcext:value-type="float">
            <text:p>-3.91206193676476E-09</text:p>
          </table:table-cell>
          <table:table-cell table:formula="of:=[.C2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76219471428571" calcext:value-type="float">
            <text:p>0.0476219471</text:p>
          </table:table-cell>
          <table:table-cell office:value-type="float" office:value="0.00112230793928344" calcext:value-type="float">
            <text:p>0.0011223079</text:p>
          </table:table-cell>
          <table:table-cell table:formula="of:=[.B30]-[.B29]" office:value-type="float" office:value="-0.00000000399214057926651" calcext:value-type="float">
            <text:p>-0.000000004</text:p>
          </table:table-cell>
          <table:table-cell table:formula="of:=[.C2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490458591836735" calcext:value-type="float">
            <text:p>0.0490458592</text:p>
          </table:table-cell>
          <table:table-cell office:value-type="float" office:value="0.00112230394714287" calcext:value-type="float">
            <text:p>0.0011223039</text:p>
          </table:table-cell>
          <table:table-cell table:formula="of:=[.B31]-[.B30]" office:value-type="float" office:value="-0.00000000357718518066534" calcext:value-type="float">
            <text:p>-3.57718518066534E-09</text:p>
          </table:table-cell>
          <table:table-cell table:formula="of:=[.C3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04697712244898" calcext:value-type="float">
            <text:p>0.0504697712</text:p>
          </table:table-cell>
          <table:table-cell office:value-type="float" office:value="0.00112230036995768" calcext:value-type="float">
            <text:p>0.0011223004</text:p>
          </table:table-cell>
          <table:table-cell table:formula="of:=[.B32]-[.B31]" office:value-type="float" office:value="-0.00000000335799693498666" calcext:value-type="float">
            <text:p>-3.35799693498666E-09</text:p>
          </table:table-cell>
          <table:table-cell table:formula="of:=[.C3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18936832653061" calcext:value-type="float">
            <text:p>0.0518936833</text:p>
          </table:table-cell>
          <table:table-cell office:value-type="float" office:value="0.00112229701196075" calcext:value-type="float">
            <text:p>0.001122297</text:p>
          </table:table-cell>
          <table:table-cell table:formula="of:=[.B33]-[.B32]" office:value-type="float" office:value="-0.00000000322030880824456" calcext:value-type="float">
            <text:p>-3.22030880824456E-09</text:p>
          </table:table-cell>
          <table:table-cell table:formula="of:=[.C3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33175953061225" calcext:value-type="float">
            <text:p>0.0533175953</text:p>
          </table:table-cell>
          <table:table-cell office:value-type="float" office:value="0.00112229379165194" calcext:value-type="float">
            <text:p>0.0011222938</text:p>
          </table:table-cell>
          <table:table-cell table:formula="of:=[.B34]-[.B33]" office:value-type="float" office:value="-0.00000000296720530958139" calcext:value-type="float">
            <text:p>-0.000000003</text:p>
          </table:table-cell>
          <table:table-cell table:formula="of:=[.C3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47415073469388" calcext:value-type="float">
            <text:p>0.0547415073</text:p>
          </table:table-cell>
          <table:table-cell office:value-type="float" office:value="0.00112229082444663" calcext:value-type="float">
            <text:p>0.0011222908</text:p>
          </table:table-cell>
          <table:table-cell table:formula="of:=[.B35]-[.B34]" office:value-type="float" office:value="-0.00000000281955412945352" calcext:value-type="float">
            <text:p>-2.81955412945352E-09</text:p>
          </table:table-cell>
          <table:table-cell table:formula="of:=[.C3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61654193877551" calcext:value-type="float">
            <text:p>0.0561654194</text:p>
          </table:table-cell>
          <table:table-cell office:value-type="float" office:value="0.0011222880048925" calcext:value-type="float">
            <text:p>0.001122288</text:p>
          </table:table-cell>
          <table:table-cell table:formula="of:=[.B36]-[.B35]" office:value-type="float" office:value="-0.00000000331949823835151" calcext:value-type="float">
            <text:p>-3.31949823835151E-09</text:p>
          </table:table-cell>
          <table:table-cell table:formula="of:=[.C3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75893314285714" calcext:value-type="float">
            <text:p>0.0575893314</text:p>
          </table:table-cell>
          <table:table-cell office:value-type="float" office:value="0.00112228468539426" calcext:value-type="float">
            <text:p>0.0011222847</text:p>
          </table:table-cell>
          <table:table-cell table:formula="of:=[.B37]-[.B36]" office:value-type="float" office:value="-0.00000000187356876497555" calcext:value-type="float">
            <text:p>-1.87356876497555E-09</text:p>
          </table:table-cell>
          <table:table-cell table:formula="of:=[.C3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590132434693878" calcext:value-type="float">
            <text:p>0.0590132435</text:p>
          </table:table-cell>
          <table:table-cell office:value-type="float" office:value="0.0011222828118255" calcext:value-type="float">
            <text:p>0.0011222828</text:p>
          </table:table-cell>
          <table:table-cell table:formula="of:=[.B38]-[.B37]" office:value-type="float" office:value="-0.00000000239045688560542" calcext:value-type="float">
            <text:p>-2.39045688560542E-09</text:p>
          </table:table-cell>
          <table:table-cell table:formula="of:=[.C3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04371555102041" calcext:value-type="float">
            <text:p>0.0604371555</text:p>
          </table:table-cell>
          <table:table-cell office:value-type="float" office:value="0.00112228042136861" calcext:value-type="float">
            <text:p>0.0011222804</text:p>
          </table:table-cell>
          <table:table-cell table:formula="of:=[.B39]-[.B38]" office:value-type="float" office:value="-0.00000000227097851938571" calcext:value-type="float">
            <text:p>-2.27097851938571E-09</text:p>
          </table:table-cell>
          <table:table-cell table:formula="of:=[.C3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18610675510204" calcext:value-type="float">
            <text:p>0.0618610676</text:p>
          </table:table-cell>
          <table:table-cell office:value-type="float" office:value="0.00112227815039009" calcext:value-type="float">
            <text:p>0.0011222782</text:p>
          </table:table-cell>
          <table:table-cell table:formula="of:=[.B40]-[.B39]" office:value-type="float" office:value="-0.00000000214858743427179" calcext:value-type="float">
            <text:p>-2.14858743427179E-09</text:p>
          </table:table-cell>
          <table:table-cell table:formula="of:=[.C3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32849795918368" calcext:value-type="float">
            <text:p>0.0632849796</text:p>
          </table:table-cell>
          <table:table-cell office:value-type="float" office:value="0.00112227600180266" calcext:value-type="float">
            <text:p>0.001122276</text:p>
          </table:table-cell>
          <table:table-cell table:formula="of:=[.B41]-[.B40]" office:value-type="float" office:value="-0.00000000207512439003021" calcext:value-type="float">
            <text:p>-2.07512439003021E-09</text:p>
          </table:table-cell>
          <table:table-cell table:formula="of:=[.C4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47088916326531" calcext:value-type="float">
            <text:p>0.0647088916</text:p>
          </table:table-cell>
          <table:table-cell office:value-type="float" office:value="0.00112227392667827" calcext:value-type="float">
            <text:p>0.0011222739</text:p>
          </table:table-cell>
          <table:table-cell table:formula="of:=[.B42]-[.B41]" office:value-type="float" office:value="-0.00000000198270824606529" calcext:value-type="float">
            <text:p>-0.000000002</text:p>
          </table:table-cell>
          <table:table-cell table:formula="of:=[.C4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61328036734694" calcext:value-type="float">
            <text:p>0.0661328037</text:p>
          </table:table-cell>
          <table:table-cell office:value-type="float" office:value="0.00112227194397002" calcext:value-type="float">
            <text:p>0.0011222719</text:p>
          </table:table-cell>
          <table:table-cell table:formula="of:=[.B43]-[.B42]" office:value-type="float" office:value="-0.00000000176422891118126" calcext:value-type="float">
            <text:p>-1.76422891118126E-09</text:p>
          </table:table-cell>
          <table:table-cell table:formula="of:=[.C4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75567157142857" calcext:value-type="float">
            <text:p>0.0675567157</text:p>
          </table:table-cell>
          <table:table-cell office:value-type="float" office:value="0.00112227017974111" calcext:value-type="float">
            <text:p>0.0011222702</text:p>
          </table:table-cell>
          <table:table-cell table:formula="of:=[.B44]-[.B43]" office:value-type="float" office:value="-0.00000000191356942834744" calcext:value-type="float">
            <text:p>-1.91356942834744E-09</text:p>
          </table:table-cell>
          <table:table-cell table:formula="of:=[.C4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68980627755102" calcext:value-type="float">
            <text:p>0.0689806278</text:p>
          </table:table-cell>
          <table:table-cell office:value-type="float" office:value="0.00112226826617168" calcext:value-type="float">
            <text:p>0.0011222683</text:p>
          </table:table-cell>
          <table:table-cell table:formula="of:=[.B45]-[.B44]" office:value-type="float" office:value="-0.00000000161783244505102" calcext:value-type="float">
            <text:p>-1.61783244505102E-09</text:p>
          </table:table-cell>
          <table:table-cell table:formula="of:=[.C4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704045397959184" calcext:value-type="float">
            <text:p>0.0704045398</text:p>
          </table:table-cell>
          <table:table-cell office:value-type="float" office:value="0.00112226664833924" calcext:value-type="float">
            <text:p>0.0011222666</text:p>
          </table:table-cell>
          <table:table-cell table:formula="of:=[.B46]-[.B45]" office:value-type="float" office:value="-0.00000000162673766406114" calcext:value-type="float">
            <text:p>-1.62673766406114E-09</text:p>
          </table:table-cell>
          <table:table-cell table:formula="of:=[.C4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718284518367347" calcext:value-type="float">
            <text:p>0.0718284518</text:p>
          </table:table-cell>
          <table:table-cell office:value-type="float" office:value="0.00112226502160157" calcext:value-type="float">
            <text:p>0.001122265</text:p>
          </table:table-cell>
          <table:table-cell table:formula="of:=[.B47]-[.B46]" office:value-type="float" office:value="-0.00000000154039600649622" calcext:value-type="float">
            <text:p>-1.54039600649622E-09</text:p>
          </table:table-cell>
          <table:table-cell table:formula="of:=[.C4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73252363877551" calcext:value-type="float">
            <text:p>0.0732523639</text:p>
          </table:table-cell>
          <table:table-cell office:value-type="float" office:value="0.00112226348120557" calcext:value-type="float">
            <text:p>0.0011222635</text:p>
          </table:table-cell>
          <table:table-cell table:formula="of:=[.B48]-[.B47]" office:value-type="float" office:value="-0.00000000149928519078968" calcext:value-type="float">
            <text:p>-1.49928519078968E-09</text:p>
          </table:table-cell>
          <table:table-cell table:formula="of:=[.C4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746762759183673" calcext:value-type="float">
            <text:p>0.0746762759</text:p>
          </table:table-cell>
          <table:table-cell office:value-type="float" office:value="0.00112226198192038" calcext:value-type="float">
            <text:p>0.001122262</text:p>
          </table:table-cell>
          <table:table-cell table:formula="of:=[.B49]-[.B48]" office:value-type="float" office:value="-0.00000000144665975336175" calcext:value-type="float">
            <text:p>-1.44665975336175E-09</text:p>
          </table:table-cell>
          <table:table-cell table:formula="of:=[.C4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761001879591837" calcext:value-type="float">
            <text:p>0.076100188</text:p>
          </table:table-cell>
          <table:table-cell office:value-type="float" office:value="0.00112226053526062" calcext:value-type="float">
            <text:p>0.0011222605</text:p>
          </table:table-cell>
          <table:table-cell table:formula="of:=[.B50]-[.B49]" office:value-type="float" office:value="-0.00000000134902782824783" calcext:value-type="float">
            <text:p>-1.34902782824783E-09</text:p>
          </table:table-cell>
          <table:table-cell table:formula="of:=[.C4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0775241" calcext:value-type="float">
            <text:p>0.0775241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</table:table>
      <table:table table:name="gdh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866573" calcext:value-type="float">
            <text:p>0.866573</text:p>
          </table:table-cell>
          <table:table-cell table:style-name="ce5" office:value-type="float" office:value="0.0000000376210559355881" calcext:value-type="float">
            <text:p>3.76E-08</text:p>
          </table:table-cell>
          <table:table-cell table:formula="of:=[.B2]-[.B1]" office:value-type="float" office:value="0.000000684021998381549" calcext:value-type="float">
            <text:p>0.000000684</text:p>
          </table:table-cell>
          <table:table-cell table:formula="of:=[.C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02573946938776" calcext:value-type="float">
            <text:p>1.0257394694</text:p>
          </table:table-cell>
          <table:table-cell table:style-name="ce5" office:value-type="float" office:value="0.000000721643054317138" calcext:value-type="float">
            <text:p>7.22E-07</text:p>
          </table:table-cell>
          <table:table-cell table:formula="of:=[.B3]-[.B2]" office:value-type="float" office:value="0.00000689837645508912" calcext:value-type="float">
            <text:p>6.89837645508912E-06</text:p>
          </table:table-cell>
          <table:table-cell table:formula="of:=[.C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18490593877551" calcext:value-type="float">
            <text:p>1.1849059388</text:p>
          </table:table-cell>
          <table:table-cell table:style-name="ce5" office:value-type="float" office:value="0.00000762001950940626" calcext:value-type="float">
            <text:p>7.62E-06</text:p>
          </table:table-cell>
          <table:table-cell table:formula="of:=[.B4]-[.B3]" office:value-type="float" office:value="0.0000203303502831356" calcext:value-type="float">
            <text:p>2.03303502831356E-05</text:p>
          </table:table-cell>
          <table:table-cell table:formula="of:=[.C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1.34407240816327" calcext:value-type="float">
            <text:p>1.3440724082</text:p>
          </table:table-cell>
          <table:table-cell table:style-name="ce5" office:value-type="float" office:value="0.0000279503697925419" calcext:value-type="float">
            <text:p>2.80E-05</text:p>
          </table:table-cell>
          <table:table-cell table:formula="of:=[.B5]-[.B4]" office:value-type="float" office:value="0.0000411051611582779" calcext:value-type="float">
            <text:p>4.11051611582779E-05</text:p>
          </table:table-cell>
          <table:table-cell table:formula="of:=[.C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1.50323887755102" calcext:value-type="float">
            <text:p>1.5032388776</text:p>
          </table:table-cell>
          <table:table-cell table:style-name="ce10" office:value-type="float" office:value="0.0000690555309508198" calcext:value-type="float">
            <text:p>6.91E-05</text:p>
          </table:table-cell>
          <table:table-cell table:style-name="ce8" table:formula="of:=[.B6]-[.B5]" office:value-type="float" office:value="0.000065664021883415" calcext:value-type="float">
            <text:p>0.000065664</text:p>
          </table:table-cell>
          <table:table-cell table:formula="of:=[.C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1.66240534693878" calcext:value-type="float">
            <text:p>1.6624053469</text:p>
          </table:table-cell>
          <table:table-cell table:style-name="ce8" office:value-type="float" office:value="0.000134719552834235" calcext:value-type="float">
            <text:p>0.0001347196</text:p>
          </table:table-cell>
          <table:table-cell table:style-name="ce8" table:formula="of:=[.B7]-[.B6]" office:value-type="float" office:value="0.0000910665288666078" calcext:value-type="float">
            <text:p>9.10665288666078E-05</text:p>
          </table:table-cell>
          <table:table-cell table:formula="of:=[.C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1.82157181632653" calcext:value-type="float">
            <text:p>1.8215718163</text:p>
          </table:table-cell>
          <table:table-cell table:style-name="ce8" office:value-type="float" office:value="0.000225786081700843" calcext:value-type="float">
            <text:p>0.0002257861</text:p>
          </table:table-cell>
          <table:table-cell table:style-name="ce8" table:formula="of:=[.B8]-[.B7]" office:value-type="float" office:value="0.000113979790545107" calcext:value-type="float">
            <text:p>0.0001139798</text:p>
          </table:table-cell>
          <table:table-cell table:formula="of:=[.C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1.98073828571429" calcext:value-type="float">
            <text:p>1.9807382857</text:p>
          </table:table-cell>
          <table:table-cell table:style-name="ce8" office:value-type="float" office:value="0.00033976587224595" calcext:value-type="float">
            <text:p>0.0003397659</text:p>
          </table:table-cell>
          <table:table-cell table:style-name="ce8" table:formula="of:=[.B9]-[.B8]" office:value-type="float" office:value="0.000130955261679144" calcext:value-type="float">
            <text:p>0.0001309553</text:p>
          </table:table-cell>
          <table:table-cell table:formula="of:=[.C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2.13990475510204" calcext:value-type="float">
            <text:p>2.1399047551</text:p>
          </table:table-cell>
          <table:table-cell table:style-name="ce8" office:value-type="float" office:value="0.000470721133925094" calcext:value-type="float">
            <text:p>0.0004707211</text:p>
          </table:table-cell>
          <table:table-cell table:style-name="ce8" table:formula="of:=[.B10]-[.B9]" office:value-type="float" office:value="0.000139477391121889" calcext:value-type="float">
            <text:p>0.0001394774</text:p>
          </table:table-cell>
          <table:table-cell table:formula="of:=[.C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2.2990712244898" calcext:value-type="float">
            <text:p>2.2990712245</text:p>
          </table:table-cell>
          <table:table-cell table:style-name="ce8" office:value-type="float" office:value="0.000610198525046983" calcext:value-type="float">
            <text:p>0.0006101985</text:p>
          </table:table-cell>
          <table:table-cell table:style-name="ce8" table:formula="of:=[.B11]-[.B10]" office:value-type="float" office:value="0.000139249077827056" calcext:value-type="float">
            <text:p>0.0001392491</text:p>
          </table:table-cell>
          <table:table-cell table:formula="of:=[.C1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2.45823769387755" calcext:value-type="float">
            <text:p>2.4582376939</text:p>
          </table:table-cell>
          <table:table-cell table:style-name="ce8" office:value-type="float" office:value="0.000749447602874039" calcext:value-type="float">
            <text:p>0.0007494476</text:p>
          </table:table-cell>
          <table:table-cell table:style-name="ce8" table:formula="of:=[.B12]-[.B11]" office:value-type="float" office:value="0.000131798300521877" calcext:value-type="float">
            <text:p>0.0001317983</text:p>
          </table:table-cell>
          <table:table-cell table:formula="of:=[.C1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2.61740416326531" calcext:value-type="float">
            <text:p>2.6174041633</text:p>
          </table:table-cell>
          <table:table-cell table:style-name="ce8" office:value-type="float" office:value="0.000881245903395916" calcext:value-type="float">
            <text:p>0.0008812459</text:p>
          </table:table-cell>
          <table:table-cell table:style-name="ce8" table:formula="of:=[.B13]-[.B12]" office:value-type="float" office:value="0.000119514222992304" calcext:value-type="float">
            <text:p>0.0001195142</text:p>
          </table:table-cell>
          <table:table-cell table:formula="of:=[.C1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2.77657063265306" calcext:value-type="float">
            <text:p>2.7765706327</text:p>
          </table:table-cell>
          <table:table-cell table:style-name="ce8" office:value-type="float" office:value="0.00100076012638822" calcext:value-type="float">
            <text:p>0.0010007601</text:p>
          </table:table-cell>
          <table:table-cell table:style-name="ce8" table:formula="of:=[.B14]-[.B13]" office:value-type="float" office:value="0.000104738471806186" calcext:value-type="float">
            <text:p>0.0001047385</text:p>
          </table:table-cell>
          <table:table-cell table:formula="of:=[.C1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2.93573710204082" calcext:value-type="float">
            <text:p>2.935737102</text:p>
          </table:table-cell>
          <table:table-cell table:style-name="ce8" office:value-type="float" office:value="0.00110549859819441" calcext:value-type="float">
            <text:p>0.0011054986</text:p>
          </table:table-cell>
          <table:table-cell table:style-name="ce8" table:formula="of:=[.B15]-[.B14]" office:value-type="float" office:value="0.0000892857646856741" calcext:value-type="float">
            <text:p>8.92857646856741E-05</text:p>
          </table:table-cell>
          <table:table-cell table:formula="of:=[.C1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3.09490357142857" calcext:value-type="float">
            <text:p>3.0949035714</text:p>
          </table:table-cell>
          <table:table-cell table:style-name="ce8" office:value-type="float" office:value="0.00119478436288008" calcext:value-type="float">
            <text:p>0.0011947844</text:p>
          </table:table-cell>
          <table:table-cell table:style-name="ce8" table:formula="of:=[.B16]-[.B15]" office:value-type="float" office:value="0.0000743474561523312" calcext:value-type="float">
            <text:p>7.43474561523312E-05</text:p>
          </table:table-cell>
          <table:table-cell table:formula="of:=[.C1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8" office:value-type="float" office:value="3.25407004081633" calcext:value-type="float">
            <text:p>3.2540700408</text:p>
          </table:table-cell>
          <table:table-cell table:style-name="ce8" office:value-type="float" office:value="0.00126913181903241" calcext:value-type="float">
            <text:p>0.0012691318</text:p>
          </table:table-cell>
          <table:table-cell table:style-name="ce8" table:formula="of:=[.B17]-[.B16]" office:value-type="float" office:value="0.0000605917364338872" calcext:value-type="float">
            <text:p>6.05917364338872E-05</text:p>
          </table:table-cell>
          <table:table-cell table:formula="of:=[.C1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41323651020408" calcext:value-type="float">
            <text:p>3.4132365102</text:p>
          </table:table-cell>
          <table:table-cell office:value-type="float" office:value="0.0013297235554663" calcext:value-type="float">
            <text:p>0.0013297236</text:p>
          </table:table-cell>
          <table:table-cell table:formula="of:=[.B18]-[.B17]" office:value-type="float" office:value="0.0000483183849110769" calcext:value-type="float">
            <text:p>4.83183849110769E-05</text:p>
          </table:table-cell>
          <table:table-cell table:formula="of:=[.C1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57240297959184" calcext:value-type="float">
            <text:p>3.5724029796</text:p>
          </table:table-cell>
          <table:table-cell office:value-type="float" office:value="0.00137804194037738" calcext:value-type="float">
            <text:p>0.0013780419</text:p>
          </table:table-cell>
          <table:table-cell table:formula="of:=[.B19]-[.B18]" office:value-type="float" office:value="0.0000375955452524912" calcext:value-type="float">
            <text:p>3.75955452524912E-05</text:p>
          </table:table-cell>
          <table:table-cell table:formula="of:=[.C1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73156944897959" calcext:value-type="float">
            <text:p>3.731569449</text:p>
          </table:table-cell>
          <table:table-cell office:value-type="float" office:value="0.00141563748562987" calcext:value-type="float">
            <text:p>0.0014156375</text:p>
          </table:table-cell>
          <table:table-cell table:formula="of:=[.B20]-[.B19]" office:value-type="float" office:value="0.0000283600887949231" calcext:value-type="float">
            <text:p>2.83600887949231E-05</text:p>
          </table:table-cell>
          <table:table-cell table:formula="of:=[.C1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3.89073591836735" calcext:value-type="float">
            <text:p>3.8907359184</text:p>
          </table:table-cell>
          <table:table-cell office:value-type="float" office:value="0.00144399757442479" calcext:value-type="float">
            <text:p>0.0014439976</text:p>
          </table:table-cell>
          <table:table-cell table:formula="of:=[.B21]-[.B20]" office:value-type="float" office:value="0.0000204841862104328" calcext:value-type="float">
            <text:p>2.04841862104328E-05</text:p>
          </table:table-cell>
          <table:table-cell table:formula="of:=[.C2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0499023877551" calcext:value-type="float">
            <text:p>4.0499023878</text:p>
          </table:table-cell>
          <table:table-cell office:value-type="float" office:value="0.00146448176063522" calcext:value-type="float">
            <text:p>0.0014644818</text:p>
          </table:table-cell>
          <table:table-cell table:formula="of:=[.B22]-[.B21]" office:value-type="float" office:value="0.000013815575691327" calcext:value-type="float">
            <text:p>1.3815575691327E-05</text:p>
          </table:table-cell>
          <table:table-cell table:formula="of:=[.C2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4.20906885714286" calcext:value-type="float">
            <text:p>4.2090688571</text:p>
          </table:table-cell>
          <table:table-cell office:value-type="float" office:value="0.00147829733632655" calcext:value-type="float">
            <text:p>0.0014782973</text:p>
          </table:table-cell>
          <table:table-cell table:formula="of:=[.B23]-[.B22]" office:value-type="float" office:value="0.00000819792038087648" calcext:value-type="float">
            <text:p>8.19792038087648E-06</text:p>
          </table:table-cell>
          <table:table-cell table:formula="of:=[.C2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4.36823532653061" calcext:value-type="float">
            <text:p>4.3682353265</text:p>
          </table:table-cell>
          <table:table-cell table:style-name="ce1" office:value-type="float" office:value="0.00148649525670743" calcext:value-type="float">
            <text:p>0.0014864953</text:p>
          </table:table-cell>
          <table:table-cell table:style-name="ce1" table:formula="of:=[.B24]-[.B23]" office:value-type="float" office:value="0.000003485091432233" calcext:value-type="float">
            <text:p>3.485091432233E-06</text:p>
          </table:table-cell>
          <table:table-cell table:style-name="ce3" table:formula="of:=[.C23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4.52740179591837" calcext:value-type="float">
            <text:p>4.5274017959</text:p>
          </table:table-cell>
          <table:table-cell table:style-name="ce1" office:value-type="float" office:value="0.00148998034813966" calcext:value-type="float">
            <text:p>0.0014899803</text:p>
          </table:table-cell>
          <table:table-cell table:style-name="ce1" table:formula="of:=[.B25]-[.B24]" office:value-type="float" office:value="-0.000000455811661009571" calcext:value-type="float">
            <text:p>-4.55811661009571E-07</text:p>
          </table:table-cell>
          <table:table-cell table:style-name="ce3" table:formula="of:=[.C24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office:value-type="float" office:value="4.68656826530612" calcext:value-type="float">
            <text:p>4.6865682653</text:p>
          </table:table-cell>
          <table:table-cell office:value-type="float" office:value="0.00148952453647865" calcext:value-type="float">
            <text:p>0.0014895245</text:p>
          </table:table-cell>
          <table:table-cell table:formula="of:=[.B26]-[.B25]" office:value-type="float" office:value="-0.00000373963688988632" calcext:value-type="float">
            <text:p>-3.73963688988632E-06</text:p>
          </table:table-cell>
          <table:table-cell table:formula="of:=[.C2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.84573473469388" calcext:value-type="float">
            <text:p>4.8457347347</text:p>
          </table:table-cell>
          <table:table-cell office:value-type="float" office:value="0.00148578489958876" calcext:value-type="float">
            <text:p>0.0014857849</text:p>
          </table:table-cell>
          <table:table-cell table:formula="of:=[.B27]-[.B26]" office:value-type="float" office:value="-0.00000646751284000811" calcext:value-type="float">
            <text:p>-6.46751284000811E-06</text:p>
          </table:table-cell>
          <table:table-cell table:formula="of:=[.C2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00490120408163" calcext:value-type="float">
            <text:p>5.0049012041</text:p>
          </table:table-cell>
          <table:table-cell office:value-type="float" office:value="0.00147931738674876" calcext:value-type="float">
            <text:p>0.0014793174</text:p>
          </table:table-cell>
          <table:table-cell table:formula="of:=[.B28]-[.B27]" office:value-type="float" office:value="-0.00000872539598851803" calcext:value-type="float">
            <text:p>-8.72539598851803E-06</text:p>
          </table:table-cell>
          <table:table-cell table:formula="of:=[.C2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16406767346939" calcext:value-type="float">
            <text:p>5.1640676735</text:p>
          </table:table-cell>
          <table:table-cell office:value-type="float" office:value="0.00147059199076024" calcext:value-type="float">
            <text:p>0.001470592</text:p>
          </table:table-cell>
          <table:table-cell table:formula="of:=[.B29]-[.B28]" office:value-type="float" office:value="-0.0000105856629866541" calcext:value-type="float">
            <text:p>-1.05856629866541E-05</text:p>
          </table:table-cell>
          <table:table-cell table:formula="of:=[.C2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32323414285714" calcext:value-type="float">
            <text:p>5.3232341429</text:p>
          </table:table-cell>
          <table:table-cell office:value-type="float" office:value="0.00146000632777358" calcext:value-type="float">
            <text:p>0.0014600063</text:p>
          </table:table-cell>
          <table:table-cell table:formula="of:=[.B30]-[.B29]" office:value-type="float" office:value="-0.0000121105572251764" calcext:value-type="float">
            <text:p>-1.21105572251764E-05</text:p>
          </table:table-cell>
          <table:table-cell table:formula="of:=[.C2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4824006122449" calcext:value-type="float">
            <text:p>5.4824006122</text:p>
          </table:table-cell>
          <table:table-cell office:value-type="float" office:value="0.00144789577054841" calcext:value-type="float">
            <text:p>0.0014478958</text:p>
          </table:table-cell>
          <table:table-cell table:formula="of:=[.B31]-[.B30]" office:value-type="float" office:value="-0.0000133521026459095" calcext:value-type="float">
            <text:p>-1.33521026459095E-05</text:p>
          </table:table-cell>
          <table:table-cell table:formula="of:=[.C3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64156708163265" calcext:value-type="float">
            <text:p>5.6415670816</text:p>
          </table:table-cell>
          <table:table-cell office:value-type="float" office:value="0.0014345436679025" calcext:value-type="float">
            <text:p>0.0014345437</text:p>
          </table:table-cell>
          <table:table-cell table:formula="of:=[.B32]-[.B31]" office:value-type="float" office:value="-0.0000143543074151769" calcext:value-type="float">
            <text:p>-1.43543074151769E-05</text:p>
          </table:table-cell>
          <table:table-cell table:formula="of:=[.C3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80073355102041" calcext:value-type="float">
            <text:p>5.800733551</text:p>
          </table:table-cell>
          <table:table-cell office:value-type="float" office:value="0.00142018936048732" calcext:value-type="float">
            <text:p>0.0014201894</text:p>
          </table:table-cell>
          <table:table-cell table:formula="of:=[.B33]-[.B32]" office:value-type="float" office:value="-0.000015154362196293" calcext:value-type="float">
            <text:p>-1.5154362196293E-05</text:p>
          </table:table-cell>
          <table:table-cell table:formula="of:=[.C3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.95990002040816" calcext:value-type="float">
            <text:p>5.9599000204</text:p>
          </table:table-cell>
          <table:table-cell office:value-type="float" office:value="0.00140503499829103" calcext:value-type="float">
            <text:p>0.001405035</text:p>
          </table:table-cell>
          <table:table-cell table:formula="of:=[.B34]-[.B33]" office:value-type="float" office:value="-0.0000157833251519389" calcext:value-type="float">
            <text:p>-1.57833251519389E-05</text:p>
          </table:table-cell>
          <table:table-cell table:formula="of:=[.C3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11906648979592" calcext:value-type="float">
            <text:p>6.1190664898</text:p>
          </table:table-cell>
          <table:table-cell office:value-type="float" office:value="0.00138925167313909" calcext:value-type="float">
            <text:p>0.0013892517</text:p>
          </table:table-cell>
          <table:table-cell table:formula="of:=[.B35]-[.B34]" office:value-type="float" office:value="-0.0000162683869673074" calcext:value-type="float">
            <text:p>-1.62683869673074E-05</text:p>
          </table:table-cell>
          <table:table-cell table:formula="of:=[.C3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27823295918367" calcext:value-type="float">
            <text:p>6.2782329592</text:p>
          </table:table-cell>
          <table:table-cell office:value-type="float" office:value="0.00137298328617178" calcext:value-type="float">
            <text:p>0.0013729833</text:p>
          </table:table-cell>
          <table:table-cell table:formula="of:=[.B36]-[.B35]" office:value-type="float" office:value="-0.0000166300180174323" calcext:value-type="float">
            <text:p>-0.00001663</text:p>
          </table:table-cell>
          <table:table-cell table:formula="of:=[.C3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43739942857143" calcext:value-type="float">
            <text:p>6.4373994286</text:p>
          </table:table-cell>
          <table:table-cell office:value-type="float" office:value="0.00135635326815435" calcext:value-type="float">
            <text:p>0.0013563533</text:p>
          </table:table-cell>
          <table:table-cell table:formula="of:=[.B37]-[.B36]" office:value-type="float" office:value="-0.0000168899545219289" calcext:value-type="float">
            <text:p>-0.00001689</text:p>
          </table:table-cell>
          <table:table-cell table:formula="of:=[.C3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59656589795918" calcext:value-type="float">
            <text:p>6.596565898</text:p>
          </table:table-cell>
          <table:table-cell office:value-type="float" office:value="0.00133946331363242" calcext:value-type="float">
            <text:p>0.0013394633</text:p>
          </table:table-cell>
          <table:table-cell table:formula="of:=[.B38]-[.B37]" office:value-type="float" office:value="-0.0000170619932222643" calcext:value-type="float">
            <text:p>-0.000017062</text:p>
          </table:table-cell>
          <table:table-cell table:formula="of:=[.C3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75573236734694" calcext:value-type="float">
            <text:p>6.7557323673</text:p>
          </table:table-cell>
          <table:table-cell office:value-type="float" office:value="0.00132240132041016" calcext:value-type="float">
            <text:p>0.0013224013</text:p>
          </table:table-cell>
          <table:table-cell table:formula="of:=[.B39]-[.B38]" office:value-type="float" office:value="-0.0000171603963908839" calcext:value-type="float">
            <text:p>-1.71603963908839E-05</text:p>
          </table:table-cell>
          <table:table-cell table:formula="of:=[.C3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.91489883673469" calcext:value-type="float">
            <text:p>6.9148988367</text:p>
          </table:table-cell>
          <table:table-cell office:value-type="float" office:value="0.00130524092401927" calcext:value-type="float">
            <text:p>0.0013052409</text:p>
          </table:table-cell>
          <table:table-cell table:formula="of:=[.B40]-[.B39]" office:value-type="float" office:value="-0.0000171967664616864" calcext:value-type="float">
            <text:p>-1.71967664616864E-05</text:p>
          </table:table-cell>
          <table:table-cell table:formula="of:=[.C3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07406530612245" calcext:value-type="float">
            <text:p>7.0740653061</text:p>
          </table:table-cell>
          <table:table-cell office:value-type="float" office:value="0.00128804415755759" calcext:value-type="float">
            <text:p>0.0012880442</text:p>
          </table:table-cell>
          <table:table-cell table:formula="of:=[.B41]-[.B40]" office:value-type="float" office:value="-0.0000171811171365327" calcext:value-type="float">
            <text:p>-1.71811171365327E-05</text:p>
          </table:table-cell>
          <table:table-cell table:formula="of:=[.C4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2332317755102" calcext:value-type="float">
            <text:p>7.2332317755</text:p>
          </table:table-cell>
          <table:table-cell office:value-type="float" office:value="0.00127086304042105" calcext:value-type="float">
            <text:p>0.001270863</text:p>
          </table:table-cell>
          <table:table-cell table:formula="of:=[.B42]-[.B41]" office:value-type="float" office:value="-0.000017121386468591" calcext:value-type="float">
            <text:p>-1.7121386468591E-05</text:p>
          </table:table-cell>
          <table:table-cell table:formula="of:=[.C4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39239824489796" calcext:value-type="float">
            <text:p>7.3923982449</text:p>
          </table:table-cell>
          <table:table-cell office:value-type="float" office:value="0.00125374165395246" calcext:value-type="float">
            <text:p>0.0012537417</text:p>
          </table:table-cell>
          <table:table-cell table:formula="of:=[.B43]-[.B42]" office:value-type="float" office:value="-0.00001702473004942" calcext:value-type="float">
            <text:p>-1.702473004942E-05</text:p>
          </table:table-cell>
          <table:table-cell table:formula="of:=[.C4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55156471428571" calcext:value-type="float">
            <text:p>7.5515647143</text:p>
          </table:table-cell>
          <table:table-cell office:value-type="float" office:value="0.00123671692390304" calcext:value-type="float">
            <text:p>0.0012367169</text:p>
          </table:table-cell>
          <table:table-cell table:formula="of:=[.B44]-[.B43]" office:value-type="float" office:value="-0.0000168974988859951" calcext:value-type="float">
            <text:p>-1.68974988859951E-05</text:p>
          </table:table-cell>
          <table:table-cell table:formula="of:=[.C4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71073118367347" calcext:value-type="float">
            <text:p>7.7107311837</text:p>
          </table:table-cell>
          <table:table-cell office:value-type="float" office:value="0.00121981942501705" calcext:value-type="float">
            <text:p>0.0012198194</text:p>
          </table:table-cell>
          <table:table-cell table:formula="of:=[.B45]-[.B44]" office:value-type="float" office:value="-0.0000167447549183151" calcext:value-type="float">
            <text:p>-1.67447549183151E-05</text:p>
          </table:table-cell>
          <table:table-cell table:formula="of:=[.C4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.86989765306122" calcext:value-type="float">
            <text:p>7.8698976531</text:p>
          </table:table-cell>
          <table:table-cell office:value-type="float" office:value="0.00120307467009873" calcext:value-type="float">
            <text:p>0.0012030747</text:p>
          </table:table-cell>
          <table:table-cell table:formula="of:=[.B46]-[.B45]" office:value-type="float" office:value="-0.0000165708968988289" calcext:value-type="float">
            <text:p>-1.65708968988289E-05</text:p>
          </table:table-cell>
          <table:table-cell table:formula="of:=[.C4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02906412244898" calcext:value-type="float">
            <text:p>8.0290641224</text:p>
          </table:table-cell>
          <table:table-cell office:value-type="float" office:value="0.0011865037731999" calcext:value-type="float">
            <text:p>0.0011865038</text:p>
          </table:table-cell>
          <table:table-cell table:formula="of:=[.B47]-[.B46]" office:value-type="float" office:value="-0.0000163796776972201" calcext:value-type="float">
            <text:p>-1.63796776972201E-05</text:p>
          </table:table-cell>
          <table:table-cell table:formula="of:=[.C4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18823059183674" calcext:value-type="float">
            <text:p>8.1882305918</text:p>
          </table:table-cell>
          <table:table-cell office:value-type="float" office:value="0.00117012409550268" calcext:value-type="float">
            <text:p>0.0011701241</text:p>
          </table:table-cell>
          <table:table-cell table:formula="of:=[.B48]-[.B47]" office:value-type="float" office:value="-0.0000161751342801755" calcext:value-type="float">
            <text:p>-1.61751342801755E-05</text:p>
          </table:table-cell>
          <table:table-cell table:formula="of:=[.C4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34739706122449" calcext:value-type="float">
            <text:p>8.3473970612</text:p>
          </table:table-cell>
          <table:table-cell office:value-type="float" office:value="0.00115394896122251" calcext:value-type="float">
            <text:p>0.001153949</text:p>
          </table:table-cell>
          <table:table-cell table:formula="of:=[.B49]-[.B48]" office:value-type="float" office:value="-0.0000159571642346164" calcext:value-type="float">
            <text:p>-1.59571642346164E-05</text:p>
          </table:table-cell>
          <table:table-cell table:formula="of:=[.C4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50656353061225" calcext:value-type="float">
            <text:p>8.5065635306</text:p>
          </table:table-cell>
          <table:table-cell office:value-type="float" office:value="0.00113799179698789" calcext:value-type="float">
            <text:p>0.0011379918</text:p>
          </table:table-cell>
          <table:table-cell table:formula="of:=[.B50]-[.B49]" office:value-type="float" office:value="-0.0000157326107550944" calcext:value-type="float">
            <text:p>-1.57326107550944E-05</text:p>
          </table:table-cell>
          <table:table-cell table:formula="of:=[.C4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.66573" calcext:value-type="float">
            <text:p>8.66573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</table:table>
      <table:table table:name="pfk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office:value-type="float" office:value="0.0185253" calcext:value-type="float">
            <text:p>0.0185253</text:p>
          </table:table-cell>
          <table:table-cell table:style-name="ce5" office:value-type="float" office:value="0.00000000523595214604509" calcext:value-type="float">
            <text:p>5.24E-09</text:p>
          </table:table-cell>
          <table:table-cell table:formula="of:=[.B2]-[.B1]" office:value-type="float" office:value="0.000000014160317030181" calcext:value-type="float">
            <text:p>1.4160317030181E-08</text:p>
          </table:table-cell>
          <table:table-cell table:formula="of:=[.C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21927906122449" calcext:value-type="float">
            <text:p>0.0219279061</text:p>
          </table:table-cell>
          <table:table-cell table:style-name="ce5" office:value-type="float" office:value="0.0000000193962691762261" calcext:value-type="float">
            <text:p>1.94E-08</text:p>
          </table:table-cell>
          <table:table-cell table:formula="of:=[.B3]-[.B2]" office:value-type="float" office:value="0.0000000374275782321496" calcext:value-type="float">
            <text:p>3.74275782321496E-08</text:p>
          </table:table-cell>
          <table:table-cell table:formula="of:=[.C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25330512244898" calcext:value-type="float">
            <text:p>0.0253305122</text:p>
          </table:table-cell>
          <table:table-cell table:style-name="ce5" office:value-type="float" office:value="0.0000000568238474083757" calcext:value-type="float">
            <text:p>5.68E-08</text:p>
          </table:table-cell>
          <table:table-cell table:formula="of:=[.B4]-[.B3]" office:value-type="float" office:value="0.0000000827104360493054" calcext:value-type="float">
            <text:p>8.27104360493054E-08</text:p>
          </table:table-cell>
          <table:table-cell table:formula="of:=[.C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287331183673469" calcext:value-type="float">
            <text:p>0.0287331184</text:p>
          </table:table-cell>
          <table:table-cell table:style-name="ce5" office:value-type="float" office:value="0.000000139534283457681" calcext:value-type="float">
            <text:p>1.40E-07</text:p>
          </table:table-cell>
          <table:table-cell table:formula="of:=[.B5]-[.B4]" office:value-type="float" office:value="0.000000160408798146463" calcext:value-type="float">
            <text:p>1.60408798146463E-07</text:p>
          </table:table-cell>
          <table:table-cell table:formula="of:=[.C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321357244897959" calcext:value-type="float">
            <text:p>0.0321357245</text:p>
          </table:table-cell>
          <table:table-cell table:style-name="ce5" office:value-type="float" office:value="0.000000299943081604144" calcext:value-type="float">
            <text:p>3.00E-07</text:p>
          </table:table-cell>
          <table:table-cell table:formula="of:=[.B6]-[.B5]" office:value-type="float" office:value="0.000000283297957822577" calcext:value-type="float">
            <text:p>2.83297957822577E-07</text:p>
          </table:table-cell>
          <table:table-cell table:formula="of:=[.C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355383306122449" calcext:value-type="float">
            <text:p>0.0355383306</text:p>
          </table:table-cell>
          <table:table-cell table:style-name="ce5" office:value-type="float" office:value="0.000000583241039426721" calcext:value-type="float">
            <text:p>5.83E-07</text:p>
          </table:table-cell>
          <table:table-cell table:formula="of:=[.B7]-[.B6]" office:value-type="float" office:value="0.000000468037536345807" calcext:value-type="float">
            <text:p>0.000000468</text:p>
          </table:table-cell>
          <table:table-cell table:formula="of:=[.C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389409367346939" calcext:value-type="float">
            <text:p>0.0389409367</text:p>
          </table:table-cell>
          <table:table-cell table:style-name="ce5" office:value-type="float" office:value="0.00000105127857577253" calcext:value-type="float">
            <text:p>1.05E-06</text:p>
          </table:table-cell>
          <table:table-cell table:formula="of:=[.B8]-[.B7]" office:value-type="float" office:value="0.000000737148404015999" calcext:value-type="float">
            <text:p>7.37148404015999E-07</text:p>
          </table:table-cell>
          <table:table-cell table:formula="of:=[.C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423435428571429" calcext:value-type="float">
            <text:p>0.0423435429</text:p>
          </table:table-cell>
          <table:table-cell table:style-name="ce5" office:value-type="float" office:value="0.00000178842697978853" calcext:value-type="float">
            <text:p>1.79E-06</text:p>
          </table:table-cell>
          <table:table-cell table:formula="of:=[.B9]-[.B8]" office:value-type="float" office:value="0.00000111805882026813" calcext:value-type="float">
            <text:p>1.11805882026813E-06</text:p>
          </table:table-cell>
          <table:table-cell table:formula="of:=[.C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457461489795919" calcext:value-type="float">
            <text:p>0.045746149</text:p>
          </table:table-cell>
          <table:table-cell table:style-name="ce5" office:value-type="float" office:value="0.00000290648580005666" calcext:value-type="float">
            <text:p>2.91E-06</text:p>
          </table:table-cell>
          <table:table-cell table:formula="of:=[.B10]-[.B9]" office:value-type="float" office:value="0.00000358339489988391" calcext:value-type="float">
            <text:p>3.58339489988391E-06</text:p>
          </table:table-cell>
          <table:table-cell table:formula="of:=[.C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491487551020408" calcext:value-type="float">
            <text:p>0.0491487551</text:p>
          </table:table-cell>
          <table:table-cell table:style-name="ce10" office:value-type="float" office:value="0.00000648988069994057" calcext:value-type="float">
            <text:p>6.49E-06</text:p>
          </table:table-cell>
          <table:table-cell table:style-name="ce8" table:formula="of:=[.B11]-[.B10]" office:value-type="float" office:value="0.0000922042263156871" calcext:value-type="float">
            <text:p>9.22042263156871E-05</text:p>
          </table:table-cell>
          <table:table-cell table:formula="of:=[.C1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525513612244898" calcext:value-type="float">
            <text:p>0.0525513612</text:p>
          </table:table-cell>
          <table:table-cell table:style-name="ce10" office:value-type="float" office:value="0.0000986941070156277" calcext:value-type="float">
            <text:p>9.87E-05</text:p>
          </table:table-cell>
          <table:table-cell table:style-name="ce8" table:formula="of:=[.B12]-[.B11]" office:value-type="float" office:value="0.000294580710710376" calcext:value-type="float">
            <text:p>0.0002945807</text:p>
          </table:table-cell>
          <table:table-cell table:formula="of:=[.C1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559539673469388" calcext:value-type="float">
            <text:p>0.0559539673</text:p>
          </table:table-cell>
          <table:table-cell table:style-name="ce8" office:value-type="float" office:value="0.000393274817726004" calcext:value-type="float">
            <text:p>0.0003932748</text:p>
          </table:table-cell>
          <table:table-cell table:style-name="ce8" table:formula="of:=[.B13]-[.B12]" office:value-type="float" office:value="0.000343391758816581" calcext:value-type="float">
            <text:p>0.0003433918</text:p>
          </table:table-cell>
          <table:table-cell table:formula="of:=[.C1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593565734693878" calcext:value-type="float">
            <text:p>0.0593565735</text:p>
          </table:table-cell>
          <table:table-cell table:style-name="ce8" office:value-type="float" office:value="0.000736666576542585" calcext:value-type="float">
            <text:p>0.0007366666</text:p>
          </table:table-cell>
          <table:table-cell table:style-name="ce8" table:formula="of:=[.B14]-[.B13]" office:value-type="float" office:value="0.000173520283424934" calcext:value-type="float">
            <text:p>0.0001735203</text:p>
          </table:table-cell>
          <table:table-cell table:formula="of:=[.C1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627591795918367" calcext:value-type="float">
            <text:p>0.0627591796</text:p>
          </table:table-cell>
          <table:table-cell table:style-name="ce8" office:value-type="float" office:value="0.000910186859967519" calcext:value-type="float">
            <text:p>0.0009101869</text:p>
          </table:table-cell>
          <table:table-cell table:style-name="ce8" table:formula="of:=[.B15]-[.B14]" office:value-type="float" office:value="0.0000767273293936896" calcext:value-type="float">
            <text:p>7.67273293936896E-05</text:p>
          </table:table-cell>
          <table:table-cell table:formula="of:=[.C1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661617857142857" calcext:value-type="float">
            <text:p>0.0661617857</text:p>
          </table:table-cell>
          <table:table-cell table:style-name="ce8" office:value-type="float" office:value="0.000986914189361208" calcext:value-type="float">
            <text:p>0.0009869142</text:p>
          </table:table-cell>
          <table:table-cell table:style-name="ce8" table:formula="of:=[.B16]-[.B15]" office:value-type="float" office:value="0.0000410557189570373" calcext:value-type="float">
            <text:p>4.10557189570373E-05</text:p>
          </table:table-cell>
          <table:table-cell table:formula="of:=[.C1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695643918367347" calcext:value-type="float">
            <text:p>0.0695643918</text:p>
          </table:table-cell>
          <table:table-cell table:style-name="ce8" office:value-type="float" office:value="0.00102796990831825" calcext:value-type="float">
            <text:p>0.0010279699</text:p>
          </table:table-cell>
          <table:table-cell table:style-name="ce8" table:formula="of:=[.B17]-[.B16]" office:value-type="float" office:value="0.0000253145054653827" calcext:value-type="float">
            <text:p>2.53145054653827E-05</text:p>
          </table:table-cell>
          <table:table-cell table:formula="of:=[.C1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729669979591837" calcext:value-type="float">
            <text:p>0.072966998</text:p>
          </table:table-cell>
          <table:table-cell table:style-name="ce8" office:value-type="float" office:value="0.00105328441378363" calcext:value-type="float">
            <text:p>0.0010532844</text:p>
          </table:table-cell>
          <table:table-cell table:style-name="ce8" table:formula="of:=[.B18]-[.B17]" office:value-type="float" office:value="0.0000170581022048677" calcext:value-type="float">
            <text:p>1.70581022048677E-05</text:p>
          </table:table-cell>
          <table:table-cell table:formula="of:=[.C1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763696040816327" calcext:value-type="float">
            <text:p>0.0763696041</text:p>
          </table:table-cell>
          <table:table-cell table:style-name="ce8" office:value-type="float" office:value="0.0010703425159885" calcext:value-type="float">
            <text:p>0.0010703425</text:p>
          </table:table-cell>
          <table:table-cell table:style-name="ce8" table:formula="of:=[.B19]-[.B18]" office:value-type="float" office:value="0.000012183168997749" calcext:value-type="float">
            <text:p>1.2183168997749E-05</text:p>
          </table:table-cell>
          <table:table-cell table:formula="of:=[.C1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797722102040817" calcext:value-type="float">
            <text:p>0.0797722102</text:p>
          </table:table-cell>
          <table:table-cell office:value-type="float" office:value="0.00108252568498625" calcext:value-type="float">
            <text:p>0.0010825257</text:p>
          </table:table-cell>
          <table:table-cell table:formula="of:=[.B20]-[.B19]" office:value-type="float" office:value="0.00000905756599449436" calcext:value-type="float">
            <text:p>9.05756599449436E-06</text:p>
          </table:table-cell>
          <table:table-cell table:formula="of:=[.C1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831748163265306" calcext:value-type="float">
            <text:p>0.0831748163</text:p>
          </table:table-cell>
          <table:table-cell office:value-type="float" office:value="0.00109158325098074" calcext:value-type="float">
            <text:p>0.0010915833</text:p>
          </table:table-cell>
          <table:table-cell table:formula="of:=[.B21]-[.B20]" office:value-type="float" office:value="0.00000693002871579823" calcext:value-type="float">
            <text:p>0.00000693</text:p>
          </table:table-cell>
          <table:table-cell table:formula="of:=[.C2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865774224489796" calcext:value-type="float">
            <text:p>0.0865774224</text:p>
          </table:table-cell>
          <table:table-cell office:value-type="float" office:value="0.00109851327969654" calcext:value-type="float">
            <text:p>0.0010985133</text:p>
          </table:table-cell>
          <table:table-cell table:formula="of:=[.B22]-[.B21]" office:value-type="float" office:value="0.00000541497501856505" calcext:value-type="float">
            <text:p>0.000005415</text:p>
          </table:table-cell>
          <table:table-cell table:formula="of:=[.C2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899800285714286" calcext:value-type="float">
            <text:p>0.0899800286</text:p>
          </table:table-cell>
          <table:table-cell office:value-type="float" office:value="0.0011039282547151" calcext:value-type="float">
            <text:p>0.0011039283</text:p>
          </table:table-cell>
          <table:table-cell table:formula="of:=[.B23]-[.B22]" office:value-type="float" office:value="0.00000429752723459464" calcext:value-type="float">
            <text:p>4.29752723459464E-06</text:p>
          </table:table-cell>
          <table:table-cell table:formula="of:=[.C2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933826346938776" calcext:value-type="float">
            <text:p>0.0933826347</text:p>
          </table:table-cell>
          <table:table-cell office:value-type="float" office:value="0.0011082257819497" calcext:value-type="float">
            <text:p>0.0011082258</text:p>
          </table:table-cell>
          <table:table-cell table:formula="of:=[.B24]-[.B23]" office:value-type="float" office:value="0.00000344983658089027" calcext:value-type="float">
            <text:p>3.44983658089027E-06</text:p>
          </table:table-cell>
          <table:table-cell table:formula="of:=[.C2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0967852408163265" calcext:value-type="float">
            <text:p>0.0967852408</text:p>
          </table:table-cell>
          <table:table-cell office:value-type="float" office:value="0.00111167561853059" calcext:value-type="float">
            <text:p>0.0011116756</text:p>
          </table:table-cell>
          <table:table-cell table:formula="of:=[.B25]-[.B24]" office:value-type="float" office:value="0.00000279200579996245" calcext:value-type="float">
            <text:p>0.000002792</text:p>
          </table:table-cell>
          <table:table-cell table:formula="of:=[.C2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00187846938776" calcext:value-type="float">
            <text:p>0.1001878469</text:p>
          </table:table-cell>
          <table:table-cell office:value-type="float" office:value="0.00111446762433055" calcext:value-type="float">
            <text:p>0.0011144676</text:p>
          </table:table-cell>
          <table:table-cell table:formula="of:=[.B26]-[.B25]" office:value-type="float" office:value="0.00000227135679663768" calcext:value-type="float">
            <text:p>2.27135679663768E-06</text:p>
          </table:table-cell>
          <table:table-cell table:formula="of:=[.C2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03590453061225" calcext:value-type="float">
            <text:p>0.1035904531</text:p>
          </table:table-cell>
          <table:table-cell office:value-type="float" office:value="0.00111673898112719" calcext:value-type="float">
            <text:p>0.001116739</text:p>
          </table:table-cell>
          <table:table-cell table:formula="of:=[.B27]-[.B26]" office:value-type="float" office:value="0.00000185309967659641" calcext:value-type="float">
            <text:p>1.85309967659641E-06</text:p>
          </table:table-cell>
          <table:table-cell table:formula="of:=[.C2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06993059183673" calcext:value-type="float">
            <text:p>0.1069930592</text:p>
          </table:table-cell>
          <table:table-cell office:value-type="float" office:value="0.00111859208080378" calcext:value-type="float">
            <text:p>0.0011185921</text:p>
          </table:table-cell>
          <table:table-cell table:formula="of:=[.B28]-[.B27]" office:value-type="float" office:value="0.00000151220047536023" calcext:value-type="float">
            <text:p>1.51220047536023E-06</text:p>
          </table:table-cell>
          <table:table-cell table:formula="of:=[.C27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10395665306122" calcext:value-type="float">
            <text:p>0.1103956653</text:p>
          </table:table-cell>
          <table:table-cell office:value-type="float" office:value="0.00112010428127914" calcext:value-type="float">
            <text:p>0.0011201043</text:p>
          </table:table-cell>
          <table:table-cell table:formula="of:=[.B29]-[.B28]" office:value-type="float" office:value="0.00000123114892069216" calcext:value-type="float">
            <text:p>1.23114892069216E-06</text:p>
          </table:table-cell>
          <table:table-cell table:formula="of:=[.C28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13798271428571" calcext:value-type="float">
            <text:p>0.1137982714</text:p>
          </table:table-cell>
          <table:table-cell office:value-type="float" office:value="0.00112133543019984" calcext:value-type="float">
            <text:p>0.0011213354</text:p>
          </table:table-cell>
          <table:table-cell table:formula="of:=[.B30]-[.B29]" office:value-type="float" office:value="0.000000997082031344151" calcext:value-type="float">
            <text:p>9.97082031344151E-07</text:p>
          </table:table-cell>
          <table:table-cell table:formula="of:=[.C29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1720087755102" calcext:value-type="float">
            <text:p>0.1172008776</text:p>
          </table:table-cell>
          <table:table-cell office:value-type="float" office:value="0.00112233251223118" calcext:value-type="float">
            <text:p>0.0011223325</text:p>
          </table:table-cell>
          <table:table-cell table:formula="of:=[.B31]-[.B30]" office:value-type="float" office:value="0.000000800354455301935" calcext:value-type="float">
            <text:p>8.00354455301935E-07</text:p>
          </table:table-cell>
          <table:table-cell table:formula="of:=[.C30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20603483673469" calcext:value-type="float">
            <text:p>0.1206034837</text:p>
          </table:table-cell>
          <table:table-cell office:value-type="float" office:value="0.00112313286668648" calcext:value-type="float">
            <text:p>0.0011231329</text:p>
          </table:table-cell>
          <table:table-cell table:formula="of:=[.B32]-[.B31]" office:value-type="float" office:value="0.000000633663346774529" calcext:value-type="float">
            <text:p>6.33663346774529E-07</text:p>
          </table:table-cell>
          <table:table-cell table:formula="of:=[.C31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24006089795918" calcext:value-type="float">
            <text:p>0.1240060898</text:p>
          </table:table-cell>
          <table:table-cell office:value-type="float" office:value="0.00112376653003326" calcext:value-type="float">
            <text:p>0.0011237665</text:p>
          </table:table-cell>
          <table:table-cell table:formula="of:=[.B33]-[.B32]" office:value-type="float" office:value="0.000000491729924293784" calcext:value-type="float">
            <text:p>4.91729924293784E-07</text:p>
          </table:table-cell>
          <table:table-cell table:formula="of:=[.C32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27408695918367" calcext:value-type="float">
            <text:p>0.1274086959</text:p>
          </table:table-cell>
          <table:table-cell office:value-type="float" office:value="0.00112425825995755" calcext:value-type="float">
            <text:p>0.0011242583</text:p>
          </table:table-cell>
          <table:table-cell table:formula="of:=[.B34]-[.B33]" office:value-type="float" office:value="0.000000369729687177281" calcext:value-type="float">
            <text:p>3.69729687177281E-07</text:p>
          </table:table-cell>
          <table:table-cell table:formula="of:=[.C33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30811302040816" calcext:value-type="float">
            <text:p>0.130811302</text:p>
          </table:table-cell>
          <table:table-cell office:value-type="float" office:value="0.00112462798964473" calcext:value-type="float">
            <text:p>0.001124628</text:p>
          </table:table-cell>
          <table:table-cell table:formula="of:=[.B35]-[.B34]" office:value-type="float" office:value="0.000000264515280267059" calcext:value-type="float">
            <text:p>2.64515280267059E-07</text:p>
          </table:table-cell>
          <table:table-cell table:formula="of:=[.C34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34213908163265" calcext:value-type="float">
            <text:p>0.1342139082</text:p>
          </table:table-cell>
          <table:table-cell office:value-type="float" office:value="0.001124892504925" calcext:value-type="float">
            <text:p>0.0011248925</text:p>
          </table:table-cell>
          <table:table-cell table:formula="of:=[.B36]-[.B35]" office:value-type="float" office:value="0.000000173167822647069" calcext:value-type="float">
            <text:p>1.73167822647069E-07</text:p>
          </table:table-cell>
          <table:table-cell table:formula="of:=[.C35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float" office:value="0.137616514285714" calcext:value-type="float">
            <text:p>0.1376165143</text:p>
          </table:table-cell>
          <table:table-cell office:value-type="float" office:value="0.00112506567274764" calcext:value-type="float">
            <text:p>0.0011250657</text:p>
          </table:table-cell>
          <table:table-cell table:formula="of:=[.B37]-[.B36]" office:value-type="float" office:value="0.0000000939849396537629" calcext:value-type="float">
            <text:p>0.000000094</text:p>
          </table:table-cell>
          <table:table-cell table:formula="of:=[.C36]&gt;0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.141019120408163" calcext:value-type="float">
            <text:p>0.1410191204</text:p>
          </table:table-cell>
          <table:table-cell table:style-name="ce1" office:value-type="float" office:value="0.0011251596576873" calcext:value-type="float">
            <text:p>0.0011251597</text:p>
          </table:table-cell>
          <table:table-cell table:style-name="ce1" table:formula="of:=[.B38]-[.B37]" office:value-type="float" office:value="0.0000000246328176864343" calcext:value-type="float">
            <text:p>2.46328176864343E-08</text:p>
          </table:table-cell>
          <table:table-cell table:style-name="ce3" table:formula="of:=[.C37]&gt;0" office:value-type="boolean" office:boolean-value="true" calcext:value-type="boolean">
            <text:p>TRUE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0.144421726530612" calcext:value-type="float">
            <text:p>0.1444217265</text:p>
          </table:table-cell>
          <table:table-cell table:style-name="ce1" office:value-type="float" office:value="0.00112518429050498" calcext:value-type="float">
            <text:p>0.0011251843</text:p>
          </table:table-cell>
          <table:table-cell table:style-name="ce1" table:formula="of:=[.B39]-[.B38]" office:value-type="float" office:value="-0.0000000367852457403093" calcext:value-type="float">
            <text:p>-3.67852457403093E-08</text:p>
          </table:table-cell>
          <table:table-cell table:style-name="ce3" table:formula="of:=[.C38]&gt;0" office:value-type="boolean" office:boolean-value="false" calcext:value-type="boolean">
            <text:p>FALSE</text:p>
          </table:table-cell>
          <table:table-cell table:style-name="ce1" table:number-columns-repeated="1020"/>
        </table:table-row>
        <table:table-row table:style-name="ro1">
          <table:table-cell office:value-type="float" office:value="0.147824332653061" calcext:value-type="float">
            <text:p>0.1478243327</text:p>
          </table:table-cell>
          <table:table-cell office:value-type="float" office:value="0.00112514750525924" calcext:value-type="float">
            <text:p>0.0011251475</text:p>
          </table:table-cell>
          <table:table-cell table:formula="of:=[.B40]-[.B39]" office:value-type="float" office:value="-0.0000000901835402015993" calcext:value-type="float">
            <text:p>-9.01835402015993E-08</text:p>
          </table:table-cell>
          <table:table-cell table:formula="of:=[.C3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5122693877551" calcext:value-type="float">
            <text:p>0.1512269388</text:p>
          </table:table-cell>
          <table:table-cell office:value-type="float" office:value="0.00112505732171904" calcext:value-type="float">
            <text:p>0.0011250573</text:p>
          </table:table-cell>
          <table:table-cell table:formula="of:=[.B41]-[.B40]" office:value-type="float" office:value="-0.000000137432697289554" calcext:value-type="float">
            <text:p>-1.37432697289554E-07</text:p>
          </table:table-cell>
          <table:table-cell table:formula="of:=[.C40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54629544897959" calcext:value-type="float">
            <text:p>0.1546295449</text:p>
          </table:table-cell>
          <table:table-cell office:value-type="float" office:value="0.00112491988902175" calcext:value-type="float">
            <text:p>0.0011249199</text:p>
          </table:table-cell>
          <table:table-cell table:formula="of:=[.B42]-[.B41]" office:value-type="float" office:value="-0.00000017952093394843" calcext:value-type="float">
            <text:p>-1.7952093394843E-07</text:p>
          </table:table-cell>
          <table:table-cell table:formula="of:=[.C41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58032151020408" calcext:value-type="float">
            <text:p>0.158032151</text:p>
          </table:table-cell>
          <table:table-cell office:value-type="float" office:value="0.0011247403680878" calcext:value-type="float">
            <text:p>0.0011247404</text:p>
          </table:table-cell>
          <table:table-cell table:formula="of:=[.B43]-[.B42]" office:value-type="float" office:value="-0.000000216577100543066" calcext:value-type="float">
            <text:p>-2.16577100543066E-07</text:p>
          </table:table-cell>
          <table:table-cell table:formula="of:=[.C42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61434757142857" calcext:value-type="float">
            <text:p>0.1614347571</text:p>
          </table:table-cell>
          <table:table-cell office:value-type="float" office:value="0.00112452379098726" calcext:value-type="float">
            <text:p>0.0011245238</text:p>
          </table:table-cell>
          <table:table-cell table:formula="of:=[.B44]-[.B43]" office:value-type="float" office:value="-0.000000249591516707486" calcext:value-type="float">
            <text:p>-2.49591516707486E-07</text:p>
          </table:table-cell>
          <table:table-cell table:formula="of:=[.C43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64837363265306" calcext:value-type="float">
            <text:p>0.1648373633</text:p>
          </table:table-cell>
          <table:table-cell office:value-type="float" office:value="0.00112427419947055" calcext:value-type="float">
            <text:p>0.0011242742</text:p>
          </table:table-cell>
          <table:table-cell table:formula="of:=[.B45]-[.B44]" office:value-type="float" office:value="-0.000000278967832705729" calcext:value-type="float">
            <text:p>-0.000000279</text:p>
          </table:table-cell>
          <table:table-cell table:formula="of:=[.C44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68239969387755" calcext:value-type="float">
            <text:p>0.1682399694</text:p>
          </table:table-cell>
          <table:table-cell office:value-type="float" office:value="0.00112399523163785" calcext:value-type="float">
            <text:p>0.0011239952</text:p>
          </table:table-cell>
          <table:table-cell table:formula="of:=[.B46]-[.B45]" office:value-type="float" office:value="-0.000000305169432467979" calcext:value-type="float">
            <text:p>-3.05169432467979E-07</text:p>
          </table:table-cell>
          <table:table-cell table:formula="of:=[.C45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71642575510204" calcext:value-type="float">
            <text:p>0.1716425755</text:p>
          </table:table-cell>
          <table:table-cell office:value-type="float" office:value="0.00112369006220538" calcext:value-type="float">
            <text:p>0.0011236901</text:p>
          </table:table-cell>
          <table:table-cell table:formula="of:=[.B47]-[.B46]" office:value-type="float" office:value="-0.000000328544456035989" calcext:value-type="float">
            <text:p>-3.28544456035989E-07</text:p>
          </table:table-cell>
          <table:table-cell table:formula="of:=[.C46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75045181632653" calcext:value-type="float">
            <text:p>0.1750451816</text:p>
          </table:table-cell>
          <table:table-cell office:value-type="float" office:value="0.00112336151774934" calcext:value-type="float">
            <text:p>0.0011233615</text:p>
          </table:table-cell>
          <table:table-cell table:formula="of:=[.B48]-[.B47]" office:value-type="float" office:value="-0.000000349427641128204" calcext:value-type="float">
            <text:p>-3.49427641128204E-07</text:p>
          </table:table-cell>
          <table:table-cell table:formula="of:=[.C47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78447787755102" calcext:value-type="float">
            <text:p>0.1784477878</text:p>
          </table:table-cell>
          <table:table-cell office:value-type="float" office:value="0.00112301209010821" calcext:value-type="float">
            <text:p>0.0011230121</text:p>
          </table:table-cell>
          <table:table-cell table:formula="of:=[.B49]-[.B48]" office:value-type="float" office:value="-0.000000368103251459839" calcext:value-type="float">
            <text:p>-3.68103251459839E-07</text:p>
          </table:table-cell>
          <table:table-cell table:formula="of:=[.C48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81850393877551" calcext:value-type="float">
            <text:p>0.1818503939</text:p>
          </table:table-cell>
          <table:table-cell office:value-type="float" office:value="0.00112264398685675" calcext:value-type="float">
            <text:p>0.001122644</text:p>
          </table:table-cell>
          <table:table-cell table:formula="of:=[.B50]-[.B49]" office:value-type="float" office:value="-0.000000384800623958381" calcext:value-type="float">
            <text:p>-3.84800623958381E-07</text:p>
          </table:table-cell>
          <table:table-cell table:formula="of:=[.C49]&gt;0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float" office:value="0.185253" calcext:value-type="float">
            <text:p>0.185253</text:p>
          </table:table-cell>
          <table:table-cell office:value-type="float" office:value="0.0011222591862328" calcext:value-type="float">
            <text:p>0.0011222592</text:p>
          </table:table-cell>
          <table:table-cell table:formula="of:=[.B51]-[.B50]" office:value-type="float" office:value="-0.0011222591862328" calcext:value-type="float">
            <text:p>-0.0011222592</text:p>
          </table:table-cell>
          <table:table-cell table:formula="of:=[.C50]&gt;0" office:value-type="boolean" office:boolean-value="false" calcext:value-type="boolean">
            <text:p>FAL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7" loext:min-decimal-places="7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1:28:21.596383737</meta:creation-date>
    <dc:date>2018-06-28T11:38:51.752538499</dc:date>
    <meta:editing-duration>PT10M29S</meta:editing-duration>
    <meta:editing-cycles>3</meta:editing-cycles>
    <meta:generator>LibreOffice/5.1.6.2$Linux_X86_64 LibreOffice_project/10m0$Build-2</meta:generator>
    <meta:document-statistic meta:table-count="7" meta:cell-count="1401" meta:object-count="0"/>
  </office:meta>
</office:document-meta>
</file>